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3.362cm"/>
    </style:style>
    <style:style style:name="co4" style:family="table-column">
      <style:table-column-properties fo:break-before="auto" style:column-width="5.387cm"/>
    </style:style>
    <style:style style:name="co5" style:family="table-column">
      <style:table-column-properties fo:break-before="auto" style:column-width="4.805cm"/>
    </style:style>
    <style:style style:name="co6" style:family="table-column">
      <style:table-column-properties fo:break-before="auto" style:column-width="3.334cm"/>
    </style:style>
    <style:style style:name="co7" style:family="table-column">
      <style:table-column-properties fo:break-before="auto" style:column-width="2.752cm"/>
    </style:style>
    <style:style style:name="co8" style:family="table-column">
      <style:table-column-properties fo:break-before="auto" style:column-width="2.113cm"/>
    </style:style>
    <style:style style:name="co9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3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1014" table:default-cell-style-name="Excel_20_Built-in_20_Normal"/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DEPARTEMENT</text:p>
          </table:table-cell>
          <table:table-cell table:style-name="ce1" office:value-type="string">
            <text:p>TYPE DE DEPENSES</text:p>
          </table:table-cell>
          <table:table-cell table:style-name="ce1" office:value-type="string">
            <text:p>FOURNISSEUR</text:p>
          </table:table-cell>
          <table:table-cell table:style-name="ce1" office:value-type="string">
            <text:p>HT</text:p>
          </table:table-cell>
          <table:table-cell table:style-name="ce1" office:value-type="string">
            <text:p>TVA</text:p>
          </table:table-cell>
          <table:table-cell table:style-name="ce1" office:value-type="string">
            <text:p>TTC</text:p>
          </table:table-cell>
          <table:table-cell table:style-name="ce1" office:value-type="string">
            <text:p>REGLEMENT</text:p>
          </table:table-cell>
          <table:table-cell table:style-name="ce1" office:value-type="string">
            <text:p>dep_code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8/01/2022</text:p>
          </table:table-cell>
          <table:table-cell office:value-type="string">
            <text:p>Fluide</text:p>
          </table:table-cell>
          <table:table-cell office:value-type="string">
            <text:p>ENTRETIEN VOITURE</text:p>
          </table:table-cell>
          <table:table-cell office:value-type="string">
            <text:p>FIXNGO</text:p>
          </table:table-cell>
          <table:table-cell office:value-type="float" office:value="518.225">
            <text:p>518,225</text:p>
          </table:table-cell>
          <table:table-cell office:value-type="float" office:value="98.46275">
            <text:p>98,46275</text:p>
          </table:table-cell>
          <table:table-cell office:value-type="float" office:value="616.68775">
            <text:p>616,68775</text:p>
          </table:table-cell>
          <table:table-cell office:value-type="string">
            <text:p>BIAT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09/01/2022</text:p>
          </table:table-cell>
          <table:table-cell office:value-type="string">
            <text:p>Génie Civil</text:p>
          </table:table-cell>
          <table:table-cell office:value-type="string">
            <text:p>FOURNITURES BUREAUTIQUES</text:p>
          </table:table-cell>
          <table:table-cell office:value-type="string">
            <text:p>OFFICE MASTER</text:p>
          </table:table-cell>
          <table:table-cell office:value-type="float" office:value="1322.85859097821">
            <text:p>1322,8585909782</text:p>
          </table:table-cell>
          <table:table-cell office:value-type="float" office:value="251.343132285859">
            <text:p>251,3431322859</text:p>
          </table:table-cell>
          <table:table-cell office:value-type="float" office:value="1574.20172326406">
            <text:p>1574,2017232641</text:p>
          </table:table-cell>
          <table:table-cell office:value-type="string">
            <text:p>espece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2/01/2022</text:p>
          </table:table-cell>
          <table:table-cell office:value-type="string">
            <text:p>Fluide</text:p>
          </table:table-cell>
          <table:table-cell office:value-type="string">
            <text:p>CARBURANT</text:p>
          </table:table-cell>
          <table:table-cell office:value-type="string">
            <text:p>AGIL</text:p>
          </table:table-cell>
          <table:table-cell office:value-type="float" office:value="638.656201379204">
            <text:p>638,6562013792</text:p>
          </table:table-cell>
          <table:table-cell office:value-type="float" office:value="121.344678262049">
            <text:p>121,344678262</text:p>
          </table:table-cell>
          <table:table-cell office:value-type="float" office:value="760.000879641253">
            <text:p>760,0008796413</text:p>
          </table:table-cell>
          <table:table-cell office:value-type="string">
            <text:p>BIAT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8/01/2022</text:p>
          </table:table-cell>
          <table:table-cell office:value-type="string">
            <text:p>Fluide</text:p>
          </table:table-cell>
          <table:table-cell office:value-type="string">
            <text:p>SERCICES INFORMATIQUES</text:p>
          </table:table-cell>
          <table:table-cell office:value-type="string">
            <text:p>SOFTSTREAM</text:p>
          </table:table-cell>
          <table:table-cell office:value-type="float" office:value="1743.34140435835">
            <text:p>1743,3414043584</text:p>
          </table:table-cell>
          <table:table-cell office:value-type="float" office:value="331.234866828087">
            <text:p>331,2348668281</text:p>
          </table:table-cell>
          <table:table-cell office:value-type="float" office:value="2074.57627118644">
            <text:p>2074,5762711864</text:p>
          </table:table-cell>
          <table:table-cell office:value-type="string">
            <text:p>ZITOUNA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2/01/2022</text:p>
          </table:table-cell>
          <table:table-cell office:value-type="string">
            <text:p>Fluide</text:p>
          </table:table-cell>
          <table:table-cell office:value-type="string">
            <text:p>ACHATS PC </text:p>
          </table:table-cell>
          <table:table-cell office:value-type="string">
            <text:p>MYTEK</text:p>
          </table:table-cell>
          <table:table-cell office:value-type="float" office:value="10000">
            <text:p>10000</text:p>
          </table:table-cell>
          <table:table-cell office:value-type="float" office:value="1900">
            <text:p>1900</text:p>
          </table:table-cell>
          <table:table-cell office:value-type="float" office:value="11900">
            <text:p>11900</text:p>
          </table:table-cell>
          <table:table-cell office:value-type="string">
            <text:p>ZITOUNA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07/02/2022</text:p>
          </table:table-cell>
          <table:table-cell office:value-type="string">
            <text:p>Fluide</text:p>
          </table:table-cell>
          <table:table-cell office:value-type="string">
            <text:p>HONORAIRES DAF EXTERNE</text:p>
          </table:table-cell>
          <table:table-cell office:value-type="string">
            <text:p>ANG CONSULTING</text:p>
          </table:table-cell>
          <table:table-cell office:value-type="float" office:value="2200">
            <text:p>2200</text:p>
          </table:table-cell>
          <table:table-cell office:value-type="float" office:value="418">
            <text:p>418</text:p>
          </table:table-cell>
          <table:table-cell office:value-type="float" office:value="2618">
            <text:p>2618</text:p>
          </table:table-cell>
          <table:table-cell office:value-type="string">
            <text:p>BIAT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07/02/2022</text:p>
          </table:table-cell>
          <table:table-cell office:value-type="string">
            <text:p>Fluide</text:p>
          </table:table-cell>
          <table:table-cell office:value-type="string">
            <text:p>LOYER</text:p>
          </table:table-cell>
          <table:table-cell office:value-type="string">
            <text:p>ENNASR IMMOBILIERE</text:p>
          </table:table-cell>
          <table:table-cell office:value-type="float" office:value="2832">
            <text:p>2832</text:p>
          </table:table-cell>
          <table:table-cell office:value-type="float" office:value="538.08">
            <text:p>538,08</text:p>
          </table:table-cell>
          <table:table-cell office:value-type="float" office:value="3370.08">
            <text:p>3370,08</text:p>
          </table:table-cell>
          <table:table-cell office:value-type="string">
            <text:p>espece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07/02/2022</text:p>
          </table:table-cell>
          <table:table-cell office:value-type="string">
            <text:p>Electricité</text:p>
          </table:table-cell>
          <table:table-cell office:value-type="string">
            <text:p>FOURNITURES BUREAUTIQUES</text:p>
          </table:table-cell>
          <table:table-cell office:value-type="string">
            <text:p>OFFICE MASTER</text:p>
          </table:table-cell>
          <table:table-cell office:value-type="float" office:value="1965.53471870248">
            <text:p>1965,5347187025</text:p>
          </table:table-cell>
          <table:table-cell office:value-type="float" office:value="373.451596553472">
            <text:p>373,4515965535</text:p>
          </table:table-cell>
          <table:table-cell office:value-type="float" office:value="2338.98631525595">
            <text:p>2338,986315256</text:p>
          </table:table-cell>
          <table:table-cell office:value-type="string">
            <text:p>espece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07/02/2022</text:p>
          </table:table-cell>
          <table:table-cell office:value-type="string">
            <text:p>Fluide</text:p>
          </table:table-cell>
          <table:table-cell office:value-type="string">
            <text:p>internet + TELECOM</text:p>
          </table:table-cell>
          <table:table-cell office:value-type="string">
            <text:p>OOREDOO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1190">
            <text:p>1190</text:p>
          </table:table-cell>
          <table:table-cell office:value-type="string">
            <text:p>BIAT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07/02/2022</text:p>
          </table:table-cell>
          <table:table-cell office:value-type="string">
            <text:p>Fluide</text:p>
          </table:table-cell>
          <table:table-cell office:value-type="string">
            <text:p>internet + TELECOM</text:p>
          </table:table-cell>
          <table:table-cell office:value-type="string">
            <text:p>ORANGE</text:p>
          </table:table-cell>
          <table:table-cell office:value-type="float" office:value="900">
            <text:p>900</text:p>
          </table:table-cell>
          <table:table-cell office:value-type="float" office:value="171">
            <text:p>171</text:p>
          </table:table-cell>
          <table:table-cell office:value-type="float" office:value="1071">
            <text:p>1071</text:p>
          </table:table-cell>
          <table:table-cell office:value-type="string">
            <text:p>ZITOUNA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07/02/2022</text:p>
          </table:table-cell>
          <table:table-cell office:value-type="string">
            <text:p>Génie Civil</text:p>
          </table:table-cell>
          <table:table-cell office:value-type="string">
            <text:p>ELECTRICITE ET GAZ</text:p>
          </table:table-cell>
          <table:table-cell office:value-type="string">
            <text:p>STEG</text:p>
          </table:table-cell>
          <table:table-cell office:value-type="float" office:value="1101.02943614632">
            <text:p>1101,0294361463</text:p>
          </table:table-cell>
          <table:table-cell office:value-type="float" office:value="209.195592867801">
            <text:p>209,1955928678</text:p>
          </table:table-cell>
          <table:table-cell office:value-type="float" office:value="1310.22502901412">
            <text:p>1310,2250290141</text:p>
          </table:table-cell>
          <table:table-cell office:value-type="string">
            <text:p>BIAT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08/02/2022</text:p>
          </table:table-cell>
          <table:table-cell office:value-type="string">
            <text:p>Fluide</text:p>
          </table:table-cell>
          <table:table-cell office:value-type="string">
            <text:p>ENTRETIEN VOITURE</text:p>
          </table:table-cell>
          <table:table-cell office:value-type="string">
            <text:p>FIXNGO</text:p>
          </table:table-cell>
          <table:table-cell office:value-type="float" office:value="518.225">
            <text:p>518,225</text:p>
          </table:table-cell>
          <table:table-cell office:value-type="float" office:value="98.46275">
            <text:p>98,46275</text:p>
          </table:table-cell>
          <table:table-cell office:value-type="float" office:value="616.68775">
            <text:p>616,68775</text:p>
          </table:table-cell>
          <table:table-cell office:value-type="string">
            <text:p>ZITOUNA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09/02/2022</text:p>
          </table:table-cell>
          <table:table-cell office:value-type="string">
            <text:p>Génie Civil</text:p>
          </table:table-cell>
          <table:table-cell office:value-type="string">
            <text:p>ACHATS PC </text:p>
          </table:table-cell>
          <table:table-cell office:value-type="string">
            <text:p>TUNISIANET</text:p>
          </table:table-cell>
          <table:table-cell office:value-type="float" office:value="3600">
            <text:p>3600</text:p>
          </table:table-cell>
          <table:table-cell office:value-type="float" office:value="684">
            <text:p>684</text:p>
          </table:table-cell>
          <table:table-cell office:value-type="float" office:value="4284">
            <text:p>4284</text:p>
          </table:table-cell>
          <table:table-cell office:value-type="string">
            <text:p>BIAT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2/02/2022</text:p>
          </table:table-cell>
          <table:table-cell office:value-type="string">
            <text:p>Fluide</text:p>
          </table:table-cell>
          <table:table-cell office:value-type="string">
            <text:p>CARBURANT</text:p>
          </table:table-cell>
          <table:table-cell office:value-type="string">
            <text:p>AGIL</text:p>
          </table:table-cell>
          <table:table-cell office:value-type="float" office:value="824.663674664683">
            <text:p>824,6636746647</text:p>
          </table:table-cell>
          <table:table-cell office:value-type="float" office:value="156.68609818629">
            <text:p>156,6860981863</text:p>
          </table:table-cell>
          <table:table-cell office:value-type="float" office:value="981.349772850972">
            <text:p>981,349772851</text:p>
          </table:table-cell>
          <table:table-cell office:value-type="string">
            <text:p>ATTIJARI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0/02/2022</text:p>
          </table:table-cell>
          <table:table-cell office:value-type="string">
            <text:p>Génie Civil</text:p>
          </table:table-cell>
          <table:table-cell office:value-type="string">
            <text:p>SERCICES INFORMATIQUES</text:p>
          </table:table-cell>
          <table:table-cell office:value-type="string">
            <text:p>SOFTSTREAM</text:p>
          </table:table-cell>
          <table:table-cell office:value-type="float" office:value="1210.65375302663">
            <text:p>1210,6537530266</text:p>
          </table:table-cell>
          <table:table-cell office:value-type="float" office:value="230.024213075061">
            <text:p>230,0242130751</text:p>
          </table:table-cell>
          <table:table-cell office:value-type="float" office:value="1440.67796610169">
            <text:p>1440,6779661017</text:p>
          </table:table-cell>
          <table:table-cell office:value-type="string">
            <text:p>ZITOUNA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3/02/2022</text:p>
          </table:table-cell>
          <table:table-cell office:value-type="string">
            <text:p>Fluide</text:p>
          </table:table-cell>
          <table:table-cell office:value-type="string">
            <text:p>FOURNITURES BUREAUTIQUES</text:p>
          </table:table-cell>
          <table:table-cell office:value-type="string">
            <text:p>OFFICE MASTER</text:p>
          </table:table-cell>
          <table:table-cell office:value-type="float" office:value="1980.73998986315">
            <text:p>1980,7399898632</text:p>
          </table:table-cell>
          <table:table-cell office:value-type="float" office:value="376.340598073999">
            <text:p>376,340598074</text:p>
          </table:table-cell>
          <table:table-cell office:value-type="float" office:value="2357.08058793715">
            <text:p>2357,0805879372</text:p>
          </table:table-cell>
          <table:table-cell office:value-type="string">
            <text:p>BIAT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07/03/2022</text:p>
          </table:table-cell>
          <table:table-cell office:value-type="string">
            <text:p>Fluide</text:p>
          </table:table-cell>
          <table:table-cell office:value-type="string">
            <text:p>HONORAIRES DAF EXTERNE</text:p>
          </table:table-cell>
          <table:table-cell office:value-type="string">
            <text:p>ANG CONSULTING</text:p>
          </table:table-cell>
          <table:table-cell office:value-type="float" office:value="2200">
            <text:p>2200</text:p>
          </table:table-cell>
          <table:table-cell office:value-type="float" office:value="418">
            <text:p>418</text:p>
          </table:table-cell>
          <table:table-cell office:value-type="float" office:value="2618">
            <text:p>2618</text:p>
          </table:table-cell>
          <table:table-cell office:value-type="string">
            <text:p>ATTIJARI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07/03/2022</text:p>
          </table:table-cell>
          <table:table-cell office:value-type="string">
            <text:p>Génie Civil</text:p>
          </table:table-cell>
          <table:table-cell office:value-type="string">
            <text:p>LOYER</text:p>
          </table:table-cell>
          <table:table-cell office:value-type="string">
            <text:p>ENNASR IMMOBILIERE</text:p>
          </table:table-cell>
          <table:table-cell office:value-type="float" office:value="2832">
            <text:p>2832</text:p>
          </table:table-cell>
          <table:table-cell office:value-type="float" office:value="538.08">
            <text:p>538,08</text:p>
          </table:table-cell>
          <table:table-cell office:value-type="float" office:value="3370.08">
            <text:p>3370,08</text:p>
          </table:table-cell>
          <table:table-cell office:value-type="string">
            <text:p>espece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07/03/2022</text:p>
          </table:table-cell>
          <table:table-cell office:value-type="string">
            <text:p>Génie Civil</text:p>
          </table:table-cell>
          <table:table-cell office:value-type="string">
            <text:p>internet + TELECOM</text:p>
          </table:table-cell>
          <table:table-cell office:value-type="string">
            <text:p>OOREDOO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1190">
            <text:p>1190</text:p>
          </table:table-cell>
          <table:table-cell office:value-type="string">
            <text:p>ATTIJARI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07/03/2022</text:p>
          </table:table-cell>
          <table:table-cell office:value-type="string">
            <text:p>Génie Civil</text:p>
          </table:table-cell>
          <table:table-cell office:value-type="string">
            <text:p>internet + TELECOM</text:p>
          </table:table-cell>
          <table:table-cell office:value-type="string">
            <text:p>ORANGE</text:p>
          </table:table-cell>
          <table:table-cell office:value-type="float" office:value="900">
            <text:p>900</text:p>
          </table:table-cell>
          <table:table-cell office:value-type="float" office:value="171">
            <text:p>171</text:p>
          </table:table-cell>
          <table:table-cell office:value-type="float" office:value="1071">
            <text:p>1071</text:p>
          </table:table-cell>
          <table:table-cell office:value-type="string">
            <text:p>ZITOUNA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07/03/2022</text:p>
          </table:table-cell>
          <table:table-cell office:value-type="string">
            <text:p>Electricité</text:p>
          </table:table-cell>
          <table:table-cell office:value-type="string">
            <text:p>ELECTRICITE ET GAZ</text:p>
          </table:table-cell>
          <table:table-cell office:value-type="string">
            <text:p>STEG</text:p>
          </table:table-cell>
          <table:table-cell office:value-type="float" office:value="868.916454398842">
            <text:p>868,9164543988</text:p>
          </table:table-cell>
          <table:table-cell office:value-type="float" office:value="165.09412633578">
            <text:p>165,0941263358</text:p>
          </table:table-cell>
          <table:table-cell office:value-type="float" office:value="1034.01058073462">
            <text:p>1034,0105807346</text:p>
          </table:table-cell>
          <table:table-cell office:value-type="string">
            <text:p>BIAT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08/03/2022</text:p>
          </table:table-cell>
          <table:table-cell office:value-type="string">
            <text:p>Génie Civil</text:p>
          </table:table-cell>
          <table:table-cell office:value-type="string">
            <text:p>ENTRETIEN VOITURE</text:p>
          </table:table-cell>
          <table:table-cell office:value-type="string">
            <text:p>FIXNGO</text:p>
          </table:table-cell>
          <table:table-cell office:value-type="float" office:value="725.515">
            <text:p>725,515</text:p>
          </table:table-cell>
          <table:table-cell office:value-type="float" office:value="137.84785">
            <text:p>137,84785</text:p>
          </table:table-cell>
          <table:table-cell office:value-type="float" office:value="863.36285">
            <text:p>863,36285</text:p>
          </table:table-cell>
          <table:table-cell office:value-type="string">
            <text:p>ZITOUNA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08/03/2022</text:p>
          </table:table-cell>
          <table:table-cell office:value-type="string">
            <text:p>Génie Civil</text:p>
          </table:table-cell>
          <table:table-cell office:value-type="string">
            <text:p>FOURNITURES BUREAUTIQUES</text:p>
          </table:table-cell>
          <table:table-cell office:value-type="string">
            <text:p>OFFICE MASTER</text:p>
          </table:table-cell>
          <table:table-cell office:value-type="float" office:value="1869.23466801825">
            <text:p>1869,2346680183</text:p>
          </table:table-cell>
          <table:table-cell office:value-type="float" office:value="355.154586923467">
            <text:p>355,1545869235</text:p>
          </table:table-cell>
          <table:table-cell office:value-type="float" office:value="2224.38925494171">
            <text:p>2224,3892549417</text:p>
          </table:table-cell>
          <table:table-cell office:value-type="string">
            <text:p>ATTIJARI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09/03/2022</text:p>
          </table:table-cell>
          <table:table-cell office:value-type="string">
            <text:p>Electricité</text:p>
          </table:table-cell>
          <table:table-cell office:value-type="string">
            <text:p>ACHATS PC </text:p>
          </table:table-cell>
          <table:table-cell office:value-type="string">
            <text:p>TUNISIANET</text:p>
          </table:table-cell>
          <table:table-cell office:value-type="float" office:value="3600">
            <text:p>3600</text:p>
          </table:table-cell>
          <table:table-cell office:value-type="float" office:value="684">
            <text:p>684</text:p>
          </table:table-cell>
          <table:table-cell office:value-type="float" office:value="4284">
            <text:p>4284</text:p>
          </table:table-cell>
          <table:table-cell office:value-type="string">
            <text:p>ATTIJARI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12/03/2022</text:p>
          </table:table-cell>
          <table:table-cell office:value-type="string">
            <text:p>Fluide</text:p>
          </table:table-cell>
          <table:table-cell office:value-type="string">
            <text:p>CARBURANT</text:p>
          </table:table-cell>
          <table:table-cell office:value-type="string">
            <text:p>AGIL</text:p>
          </table:table-cell>
          <table:table-cell office:value-type="float" office:value="1924.21524088426">
            <text:p>1924,2152408843</text:p>
          </table:table-cell>
          <table:table-cell office:value-type="float" office:value="365.600895768009">
            <text:p>365,600895768</text:p>
          </table:table-cell>
          <table:table-cell office:value-type="float" office:value="2289.81613665227">
            <text:p>2289,8161366523</text:p>
          </table:table-cell>
          <table:table-cell office:value-type="string">
            <text:p>espece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12/03/2022</text:p>
          </table:table-cell>
          <table:table-cell office:value-type="string">
            <text:p>Electricité</text:p>
          </table:table-cell>
          <table:table-cell office:value-type="string">
            <text:p>ENTRETIEN VOITURE</text:p>
          </table:table-cell>
          <table:table-cell office:value-type="string">
            <text:p>FIXNGO</text:p>
          </table:table-cell>
          <table:table-cell office:value-type="float" office:value="518.225">
            <text:p>518,225</text:p>
          </table:table-cell>
          <table:table-cell office:value-type="float" office:value="98.46275">
            <text:p>98,46275</text:p>
          </table:table-cell>
          <table:table-cell office:value-type="float" office:value="616.68775">
            <text:p>616,68775</text:p>
          </table:table-cell>
          <table:table-cell office:value-type="string">
            <text:p>ATTIJARI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5/03/2022</text:p>
          </table:table-cell>
          <table:table-cell office:value-type="string">
            <text:p>Electricité</text:p>
          </table:table-cell>
          <table:table-cell office:value-type="string">
            <text:p>SERCICES INFORMATIQUES</text:p>
          </table:table-cell>
          <table:table-cell office:value-type="string">
            <text:p>SOFTSTREAM</text:p>
          </table:table-cell>
          <table:table-cell office:value-type="float" office:value="1210.65375302663">
            <text:p>1210,6537530266</text:p>
          </table:table-cell>
          <table:table-cell office:value-type="float" office:value="230.024213075061">
            <text:p>230,0242130751</text:p>
          </table:table-cell>
          <table:table-cell office:value-type="float" office:value="1440.67796610169">
            <text:p>1440,6779661017</text:p>
          </table:table-cell>
          <table:table-cell office:value-type="string">
            <text:p>ZITOUNA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28/03/2022</text:p>
          </table:table-cell>
          <table:table-cell office:value-type="string">
            <text:p>Electricité</text:p>
          </table:table-cell>
          <table:table-cell office:value-type="string">
            <text:p>FOURNITURES BUREAUTIQUES</text:p>
          </table:table-cell>
          <table:table-cell office:value-type="string">
            <text:p>OFFICE MASTER</text:p>
          </table:table-cell>
          <table:table-cell office:value-type="float" office:value="1737.45565129245">
            <text:p>1737,4556512925</text:p>
          </table:table-cell>
          <table:table-cell office:value-type="float" office:value="330.116573745565">
            <text:p>330,1165737456</text:p>
          </table:table-cell>
          <table:table-cell office:value-type="float" office:value="2067.57222503801">
            <text:p>2067,572225038</text:p>
          </table:table-cell>
          <table:table-cell office:value-type="string">
            <text:p>ZITOUNA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07/04/2022</text:p>
          </table:table-cell>
          <table:table-cell office:value-type="string">
            <text:p>Fluide</text:p>
          </table:table-cell>
          <table:table-cell office:value-type="string">
            <text:p>SOUSTRAITANCE</text:p>
          </table:table-cell>
          <table:table-cell office:value-type="string">
            <text:p>AKILDUOS</text:p>
          </table:table-cell>
          <table:table-cell office:value-type="float" office:value="60988.4332281809">
            <text:p>60988,4332281809</text:p>
          </table:table-cell>
          <table:table-cell office:value-type="float" office:value="11587.8023133544">
            <text:p>11587,8023133544</text:p>
          </table:table-cell>
          <table:table-cell office:value-type="float" office:value="72576.2355415352">
            <text:p>72576,2355415352</text:p>
          </table:table-cell>
          <table:table-cell office:value-type="string">
            <text:p>BIAT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07/04/2022</text:p>
          </table:table-cell>
          <table:table-cell office:value-type="string">
            <text:p>Fluide</text:p>
          </table:table-cell>
          <table:table-cell office:value-type="string">
            <text:p>HONORAIRES DAF EXTERNE</text:p>
          </table:table-cell>
          <table:table-cell office:value-type="string">
            <text:p>ANG CONSULTING</text:p>
          </table:table-cell>
          <table:table-cell office:value-type="float" office:value="2200">
            <text:p>2200</text:p>
          </table:table-cell>
          <table:table-cell office:value-type="float" office:value="418">
            <text:p>418</text:p>
          </table:table-cell>
          <table:table-cell office:value-type="float" office:value="2618">
            <text:p>2618</text:p>
          </table:table-cell>
          <table:table-cell office:value-type="string">
            <text:p>espece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07/04/2022</text:p>
          </table:table-cell>
          <table:table-cell office:value-type="string">
            <text:p>Electricité</text:p>
          </table:table-cell>
          <table:table-cell office:value-type="string">
            <text:p>SOUSTRAITANCE</text:p>
          </table:table-cell>
          <table:table-cell office:value-type="string">
            <text:p>BIM-STAR</text:p>
          </table:table-cell>
          <table:table-cell office:value-type="float" office:value="62187">
            <text:p>62187</text:p>
          </table:table-cell>
          <table:table-cell office:value-type="float" office:value="11815.53">
            <text:p>11815,53</text:p>
          </table:table-cell>
          <table:table-cell office:value-type="float" office:value="74002.53">
            <text:p>74002,53</text:p>
          </table:table-cell>
          <table:table-cell office:value-type="string">
            <text:p>BIAT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07/04/2022</text:p>
          </table:table-cell>
          <table:table-cell office:value-type="string">
            <text:p>Electricité</text:p>
          </table:table-cell>
          <table:table-cell office:value-type="string">
            <text:p>LOYER</text:p>
          </table:table-cell>
          <table:table-cell office:value-type="string">
            <text:p>ENNASR IMMOBILIERE</text:p>
          </table:table-cell>
          <table:table-cell office:value-type="float" office:value="2832">
            <text:p>2832</text:p>
          </table:table-cell>
          <table:table-cell office:value-type="float" office:value="538.08">
            <text:p>538,08</text:p>
          </table:table-cell>
          <table:table-cell office:value-type="float" office:value="3370.08">
            <text:p>3370,08</text:p>
          </table:table-cell>
          <table:table-cell office:value-type="string">
            <text:p>BIAT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07/04/2022</text:p>
          </table:table-cell>
          <table:table-cell office:value-type="string">
            <text:p>Electricité</text:p>
          </table:table-cell>
          <table:table-cell office:value-type="string">
            <text:p>internet + TELECOM</text:p>
          </table:table-cell>
          <table:table-cell office:value-type="string">
            <text:p>OOREDOO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1190">
            <text:p>1190</text:p>
          </table:table-cell>
          <table:table-cell office:value-type="string">
            <text:p>ZITOUNA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07/04/2022</text:p>
          </table:table-cell>
          <table:table-cell office:value-type="string">
            <text:p>Electricité</text:p>
          </table:table-cell>
          <table:table-cell office:value-type="string">
            <text:p>internet + TELECOM</text:p>
          </table:table-cell>
          <table:table-cell office:value-type="string">
            <text:p>ORANGE</text:p>
          </table:table-cell>
          <table:table-cell office:value-type="float" office:value="900">
            <text:p>900</text:p>
          </table:table-cell>
          <table:table-cell office:value-type="float" office:value="171">
            <text:p>171</text:p>
          </table:table-cell>
          <table:table-cell office:value-type="float" office:value="1071">
            <text:p>1071</text:p>
          </table:table-cell>
          <table:table-cell office:value-type="string">
            <text:p>ZITOUNA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07/04/2022</text:p>
          </table:table-cell>
          <table:table-cell office:value-type="string">
            <text:p>Fluide</text:p>
          </table:table-cell>
          <table:table-cell office:value-type="string">
            <text:p>ELECTRICITE ET GAZ</text:p>
          </table:table-cell>
          <table:table-cell office:value-type="string">
            <text:p>STEG</text:p>
          </table:table-cell>
          <table:table-cell office:value-type="float" office:value="1114.59448053416">
            <text:p>1114,5944805342</text:p>
          </table:table-cell>
          <table:table-cell office:value-type="float" office:value="211.772951301491">
            <text:p>211,7729513015</text:p>
          </table:table-cell>
          <table:table-cell office:value-type="float" office:value="1326.36743183565">
            <text:p>1326,3674318357</text:p>
          </table:table-cell>
          <table:table-cell office:value-type="string">
            <text:p>BIAT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08/04/2022</text:p>
          </table:table-cell>
          <table:table-cell office:value-type="string">
            <text:p>Génie Civil</text:p>
          </table:table-cell>
          <table:table-cell office:value-type="string">
            <text:p>ENTRETIEN VOITURE</text:p>
          </table:table-cell>
          <table:table-cell office:value-type="string">
            <text:p>FIXNGO</text:p>
          </table:table-cell>
          <table:table-cell office:value-type="float" office:value="103.645">
            <text:p>103,645</text:p>
          </table:table-cell>
          <table:table-cell office:value-type="float" office:value="19.69255">
            <text:p>19,69255</text:p>
          </table:table-cell>
          <table:table-cell office:value-type="float" office:value="123.33755">
            <text:p>123,33755</text:p>
          </table:table-cell>
          <table:table-cell office:value-type="string">
            <text:p>ATTIJARI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09/04/2022</text:p>
          </table:table-cell>
          <table:table-cell office:value-type="string">
            <text:p>Fluide</text:p>
          </table:table-cell>
          <table:table-cell office:value-type="string">
            <text:p>ACHATS PC </text:p>
          </table:table-cell>
          <table:table-cell office:value-type="string">
            <text:p>TUNISIANET</text:p>
          </table:table-cell>
          <table:table-cell office:value-type="float" office:value="3600">
            <text:p>3600</text:p>
          </table:table-cell>
          <table:table-cell office:value-type="float" office:value="684">
            <text:p>684</text:p>
          </table:table-cell>
          <table:table-cell office:value-type="float" office:value="4284">
            <text:p>4284</text:p>
          </table:table-cell>
          <table:table-cell office:value-type="string">
            <text:p>ZITOUNA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10/04/2022</text:p>
          </table:table-cell>
          <table:table-cell office:value-type="string">
            <text:p>Fluide</text:p>
          </table:table-cell>
          <table:table-cell office:value-type="string">
            <text:p>FOURNITURES BUREAUTIQUES</text:p>
          </table:table-cell>
          <table:table-cell office:value-type="string">
            <text:p>OFFICE MASTER</text:p>
          </table:table-cell>
          <table:table-cell office:value-type="float" office:value="1490.11657374557">
            <text:p>1490,1165737456</text:p>
          </table:table-cell>
          <table:table-cell office:value-type="float" office:value="283.122149011657">
            <text:p>283,1221490117</text:p>
          </table:table-cell>
          <table:table-cell office:value-type="float" office:value="1773.23872275722">
            <text:p>1773,2387227572</text:p>
          </table:table-cell>
          <table:table-cell office:value-type="string">
            <text:p>ATTIJARI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12/04/2022</text:p>
          </table:table-cell>
          <table:table-cell office:value-type="string">
            <text:p>Fluide</text:p>
          </table:table-cell>
          <table:table-cell office:value-type="string">
            <text:p>CARBURANT</text:p>
          </table:table-cell>
          <table:table-cell office:value-type="string">
            <text:p>AGIL</text:p>
          </table:table-cell>
          <table:table-cell office:value-type="float" office:value="458.146485924824">
            <text:p>458,1464859248</text:p>
          </table:table-cell>
          <table:table-cell office:value-type="float" office:value="87.0478323257165">
            <text:p>87,0478323257</text:p>
          </table:table-cell>
          <table:table-cell office:value-type="float" office:value="545.19431825054">
            <text:p>545,1943182505</text:p>
          </table:table-cell>
          <table:table-cell office:value-type="string">
            <text:p>ZITOUNA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28/04/2022</text:p>
          </table:table-cell>
          <table:table-cell office:value-type="string">
            <text:p>Génie Civil</text:p>
          </table:table-cell>
          <table:table-cell office:value-type="string">
            <text:p>FOURNITURES BUREAUTIQUES</text:p>
          </table:table-cell>
          <table:table-cell office:value-type="string">
            <text:p>OFFICE MASTER</text:p>
          </table:table-cell>
          <table:table-cell office:value-type="float" office:value="1753.67460719716">
            <text:p>1753,6746071972</text:p>
          </table:table-cell>
          <table:table-cell office:value-type="float" office:value="333.198175367461">
            <text:p>333,1981753675</text:p>
          </table:table-cell>
          <table:table-cell office:value-type="float" office:value="2086.87278256462">
            <text:p>2086,8727825646</text:p>
          </table:table-cell>
          <table:table-cell office:value-type="string">
            <text:p>espece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06/05/2022</text:p>
          </table:table-cell>
          <table:table-cell office:value-type="string">
            <text:p>Electricité</text:p>
          </table:table-cell>
          <table:table-cell office:value-type="string">
            <text:p>ENTRETIEN VOITURE</text:p>
          </table:table-cell>
          <table:table-cell office:value-type="string">
            <text:p>FIXNGO</text:p>
          </table:table-cell>
          <table:table-cell office:value-type="float" office:value="4767.67">
            <text:p>4767,67</text:p>
          </table:table-cell>
          <table:table-cell office:value-type="float" office:value="905.8573">
            <text:p>905,8573</text:p>
          </table:table-cell>
          <table:table-cell office:value-type="float" office:value="5673.5273">
            <text:p>5673,5273</text:p>
          </table:table-cell>
          <table:table-cell office:value-type="string">
            <text:p>ATTIJARI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07/05/2022</text:p>
          </table:table-cell>
          <table:table-cell office:value-type="string">
            <text:p>Fluide</text:p>
          </table:table-cell>
          <table:table-cell office:value-type="string">
            <text:p>HONORAIRES DAF EXTERNE</text:p>
          </table:table-cell>
          <table:table-cell office:value-type="string">
            <text:p>ANG CONSULTING</text:p>
          </table:table-cell>
          <table:table-cell office:value-type="float" office:value="2200">
            <text:p>2200</text:p>
          </table:table-cell>
          <table:table-cell office:value-type="float" office:value="418">
            <text:p>418</text:p>
          </table:table-cell>
          <table:table-cell office:value-type="float" office:value="2618">
            <text:p>2618</text:p>
          </table:table-cell>
          <table:table-cell office:value-type="string">
            <text:p>ZITOUNA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07/05/2022</text:p>
          </table:table-cell>
          <table:table-cell office:value-type="string">
            <text:p>Fluide</text:p>
          </table:table-cell>
          <table:table-cell office:value-type="string">
            <text:p>LOYER</text:p>
          </table:table-cell>
          <table:table-cell office:value-type="string">
            <text:p>ENNASR IMMOBILIERE</text:p>
          </table:table-cell>
          <table:table-cell office:value-type="float" office:value="2832">
            <text:p>2832</text:p>
          </table:table-cell>
          <table:table-cell office:value-type="float" office:value="538.08">
            <text:p>538,08</text:p>
          </table:table-cell>
          <table:table-cell office:value-type="float" office:value="3370.08">
            <text:p>3370,08</text:p>
          </table:table-cell>
          <table:table-cell office:value-type="string">
            <text:p>ATTIJARI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07/05/2022</text:p>
          </table:table-cell>
          <table:table-cell office:value-type="string">
            <text:p>Fluide</text:p>
          </table:table-cell>
          <table:table-cell office:value-type="string">
            <text:p>internet + TELECOM</text:p>
          </table:table-cell>
          <table:table-cell office:value-type="string">
            <text:p>OOREDOO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1190">
            <text:p>1190</text:p>
          </table:table-cell>
          <table:table-cell office:value-type="string">
            <text:p>ATTIJARI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07/05/2022</text:p>
          </table:table-cell>
          <table:table-cell office:value-type="string">
            <text:p>Fluide</text:p>
          </table:table-cell>
          <table:table-cell office:value-type="string">
            <text:p>internet + TELECOM</text:p>
          </table:table-cell>
          <table:table-cell office:value-type="string">
            <text:p>ORANGE</text:p>
          </table:table-cell>
          <table:table-cell office:value-type="float" office:value="900">
            <text:p>900</text:p>
          </table:table-cell>
          <table:table-cell office:value-type="float" office:value="171">
            <text:p>171</text:p>
          </table:table-cell>
          <table:table-cell office:value-type="float" office:value="1071">
            <text:p>1071</text:p>
          </table:table-cell>
          <table:table-cell office:value-type="string">
            <text:p>BIAT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07/05/2022</text:p>
          </table:table-cell>
          <table:table-cell office:value-type="string">
            <text:p>Génie Civil</text:p>
          </table:table-cell>
          <table:table-cell office:value-type="string">
            <text:p>ELECTRICITE ET GAZ</text:p>
          </table:table-cell>
          <table:table-cell office:value-type="string">
            <text:p>STEG</text:p>
          </table:table-cell>
          <table:table-cell office:value-type="float" office:value="1197.4919740154">
            <text:p>1197,4919740154</text:p>
          </table:table-cell>
          <table:table-cell office:value-type="float" office:value="227.523475062927">
            <text:p>227,5234750629</text:p>
          </table:table-cell>
          <table:table-cell office:value-type="float" office:value="1425.01544907833">
            <text:p>1425,0154490783</text:p>
          </table:table-cell>
          <table:table-cell office:value-type="string">
            <text:p>BIAT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08/05/2022</text:p>
          </table:table-cell>
          <table:table-cell office:value-type="string">
            <text:p>Génie Civil</text:p>
          </table:table-cell>
          <table:table-cell office:value-type="string">
            <text:p>ENTRETIEN VOITURE</text:p>
          </table:table-cell>
          <table:table-cell office:value-type="string">
            <text:p>FIXNGO</text:p>
          </table:table-cell>
          <table:table-cell office:value-type="float" office:value="362.7575">
            <text:p>362,7575</text:p>
          </table:table-cell>
          <table:table-cell office:value-type="float" office:value="68.923925">
            <text:p>68,923925</text:p>
          </table:table-cell>
          <table:table-cell office:value-type="float" office:value="431.681425">
            <text:p>431,681425</text:p>
          </table:table-cell>
          <table:table-cell office:value-type="string">
            <text:p>ATTIJARI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09/05/2022</text:p>
          </table:table-cell>
          <table:table-cell office:value-type="string">
            <text:p>Génie Civil</text:p>
          </table:table-cell>
          <table:table-cell office:value-type="string">
            <text:p>SOUSTRAITANCE</text:p>
          </table:table-cell>
          <table:table-cell office:value-type="string">
            <text:p>HBK INTER CONTINENTALE</text:p>
          </table:table-cell>
          <table:table-cell office:value-type="float" office:value="30980">
            <text:p>30980</text:p>
          </table:table-cell>
          <table:table-cell office:value-type="float" office:value="5886.2">
            <text:p>5886,2</text:p>
          </table:table-cell>
          <table:table-cell office:value-type="float" office:value="36866.2">
            <text:p>36866,2</text:p>
          </table:table-cell>
          <table:table-cell office:value-type="string">
            <text:p>ATTIJARI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09/05/2022</text:p>
          </table:table-cell>
          <table:table-cell office:value-type="string">
            <text:p>Electricité</text:p>
          </table:table-cell>
          <table:table-cell office:value-type="string">
            <text:p>ACHATS PC </text:p>
          </table:table-cell>
          <table:table-cell office:value-type="string">
            <text:p>TUNISIANET</text:p>
          </table:table-cell>
          <table:table-cell office:value-type="float" office:value="3600">
            <text:p>3600</text:p>
          </table:table-cell>
          <table:table-cell office:value-type="float" office:value="684">
            <text:p>684</text:p>
          </table:table-cell>
          <table:table-cell office:value-type="float" office:value="4284">
            <text:p>4284</text:p>
          </table:table-cell>
          <table:table-cell office:value-type="string">
            <text:p>ATTIJARI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10/05/2022</text:p>
          </table:table-cell>
          <table:table-cell office:value-type="string">
            <text:p>Génie Civil</text:p>
          </table:table-cell>
          <table:table-cell office:value-type="string">
            <text:p>SOUSTRAITANCE</text:p>
          </table:table-cell>
          <table:table-cell office:value-type="string">
            <text:p>HBK INTER CONTINENTALE</text:p>
          </table:table-cell>
          <table:table-cell office:value-type="float" office:value="30980">
            <text:p>30980</text:p>
          </table:table-cell>
          <table:table-cell office:value-type="float" office:value="5886.2">
            <text:p>5886,2</text:p>
          </table:table-cell>
          <table:table-cell office:value-type="float" office:value="36866.2">
            <text:p>36866,2</text:p>
          </table:table-cell>
          <table:table-cell office:value-type="string">
            <text:p>ZITOUNA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11/05/2022</text:p>
          </table:table-cell>
          <table:table-cell office:value-type="string">
            <text:p>Génie Civil</text:p>
          </table:table-cell>
          <table:table-cell office:value-type="string">
            <text:p>SOUSTRAITANCE</text:p>
          </table:table-cell>
          <table:table-cell office:value-type="string">
            <text:p>HBK INTER CONTINENTALE</text:p>
          </table:table-cell>
          <table:table-cell office:value-type="float" office:value="30980">
            <text:p>30980</text:p>
          </table:table-cell>
          <table:table-cell office:value-type="float" office:value="5886.2">
            <text:p>5886,2</text:p>
          </table:table-cell>
          <table:table-cell office:value-type="float" office:value="36866.2">
            <text:p>36866,2</text:p>
          </table:table-cell>
          <table:table-cell office:value-type="string">
            <text:p>ATTIJARI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12/05/2022</text:p>
          </table:table-cell>
          <table:table-cell office:value-type="string">
            <text:p>Electricité</text:p>
          </table:table-cell>
          <table:table-cell office:value-type="string">
            <text:p>CARBURANT</text:p>
          </table:table-cell>
          <table:table-cell office:value-type="string">
            <text:p>AGIL</text:p>
          </table:table-cell>
          <table:table-cell office:value-type="float" office:value="824.663674664683">
            <text:p>824,6636746647</text:p>
          </table:table-cell>
          <table:table-cell office:value-type="float" office:value="156.68609818629">
            <text:p>156,6860981863</text:p>
          </table:table-cell>
          <table:table-cell office:value-type="float" office:value="981.349772850972">
            <text:p>981,349772851</text:p>
          </table:table-cell>
          <table:table-cell office:value-type="string">
            <text:p>BIAT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12/05/2022</text:p>
          </table:table-cell>
          <table:table-cell office:value-type="string">
            <text:p>Génie Civil</text:p>
          </table:table-cell>
          <table:table-cell office:value-type="string">
            <text:p>SOUSTRAITANCE</text:p>
          </table:table-cell>
          <table:table-cell office:value-type="string">
            <text:p>HBK INTER CONTINENTALE</text:p>
          </table:table-cell>
          <table:table-cell office:value-type="float" office:value="30980">
            <text:p>30980</text:p>
          </table:table-cell>
          <table:table-cell office:value-type="float" office:value="5886.2">
            <text:p>5886,2</text:p>
          </table:table-cell>
          <table:table-cell office:value-type="float" office:value="36866.2">
            <text:p>36866,2</text:p>
          </table:table-cell>
          <table:table-cell office:value-type="string">
            <text:p>espece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13/05/2022</text:p>
          </table:table-cell>
          <table:table-cell office:value-type="string">
            <text:p>Génie Civil</text:p>
          </table:table-cell>
          <table:table-cell office:value-type="string">
            <text:p>SOUSTRAITANCE</text:p>
          </table:table-cell>
          <table:table-cell office:value-type="string">
            <text:p>HBK INTER CONTINENTALE</text:p>
          </table:table-cell>
          <table:table-cell office:value-type="float" office:value="30980">
            <text:p>30980</text:p>
          </table:table-cell>
          <table:table-cell office:value-type="float" office:value="5886.2">
            <text:p>5886,2</text:p>
          </table:table-cell>
          <table:table-cell office:value-type="float" office:value="36866.2">
            <text:p>36866,2</text:p>
          </table:table-cell>
          <table:table-cell office:value-type="string">
            <text:p>espece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14/05/2022</text:p>
          </table:table-cell>
          <table:table-cell office:value-type="string">
            <text:p>Génie Civil</text:p>
          </table:table-cell>
          <table:table-cell office:value-type="string">
            <text:p>SOUSTRAITANCE</text:p>
          </table:table-cell>
          <table:table-cell office:value-type="string">
            <text:p>HBK INTER CONTINENTALE</text:p>
          </table:table-cell>
          <table:table-cell office:value-type="float" office:value="30980">
            <text:p>30980</text:p>
          </table:table-cell>
          <table:table-cell office:value-type="float" office:value="5886.2">
            <text:p>5886,2</text:p>
          </table:table-cell>
          <table:table-cell office:value-type="float" office:value="36866.2">
            <text:p>36866,2</text:p>
          </table:table-cell>
          <table:table-cell office:value-type="string">
            <text:p>BIAT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14/05/2022</text:p>
          </table:table-cell>
          <table:table-cell office:value-type="string">
            <text:p>Electricité</text:p>
          </table:table-cell>
          <table:table-cell office:value-type="string">
            <text:p>FOURNITURES BUREAUTIQUES</text:p>
          </table:table-cell>
          <table:table-cell office:value-type="string">
            <text:p>OFFICE MASTER</text:p>
          </table:table-cell>
          <table:table-cell office:value-type="float" office:value="1714.14090217942">
            <text:p>1714,1409021794</text:p>
          </table:table-cell>
          <table:table-cell office:value-type="float" office:value="325.68677141409">
            <text:p>325,6867714141</text:p>
          </table:table-cell>
          <table:table-cell office:value-type="float" office:value="2039.82767359351">
            <text:p>2039,8276735935</text:p>
          </table:table-cell>
          <table:table-cell office:value-type="string">
            <text:p>espece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15/05/2022</text:p>
          </table:table-cell>
          <table:table-cell office:value-type="string">
            <text:p>Génie Civil</text:p>
          </table:table-cell>
          <table:table-cell office:value-type="string">
            <text:p>SOUSTRAITANCE</text:p>
          </table:table-cell>
          <table:table-cell office:value-type="string">
            <text:p>HBK INTER CONTINENTALE</text:p>
          </table:table-cell>
          <table:table-cell office:value-type="float" office:value="40150">
            <text:p>40150</text:p>
          </table:table-cell>
          <table:table-cell office:value-type="float" office:value="7628.5">
            <text:p>7628,5</text:p>
          </table:table-cell>
          <table:table-cell office:value-type="float" office:value="47778.5">
            <text:p>47778,5</text:p>
          </table:table-cell>
          <table:table-cell office:value-type="string">
            <text:p>ATTIJARI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28/05/2022</text:p>
          </table:table-cell>
          <table:table-cell office:value-type="string">
            <text:p>Fluide</text:p>
          </table:table-cell>
          <table:table-cell office:value-type="string">
            <text:p>SERCICES INFORMATIQUES</text:p>
          </table:table-cell>
          <table:table-cell office:value-type="string">
            <text:p>SOFTSTREAM</text:p>
          </table:table-cell>
          <table:table-cell office:value-type="float" office:value="1210.65375302663">
            <text:p>1210,6537530266</text:p>
          </table:table-cell>
          <table:table-cell office:value-type="float" office:value="230.024213075061">
            <text:p>230,0242130751</text:p>
          </table:table-cell>
          <table:table-cell office:value-type="float" office:value="1440.67796610169">
            <text:p>1440,6779661017</text:p>
          </table:table-cell>
          <table:table-cell office:value-type="string">
            <text:p>BIAT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31/05/2022</text:p>
          </table:table-cell>
          <table:table-cell office:value-type="string">
            <text:p>Fluide</text:p>
          </table:table-cell>
          <table:table-cell office:value-type="string">
            <text:p>FOURNITURES BUREAUTIQUES</text:p>
          </table:table-cell>
          <table:table-cell office:value-type="string">
            <text:p>OFFICE MASTER</text:p>
          </table:table-cell>
          <table:table-cell office:value-type="float" office:value="2165.23061327927">
            <text:p>2165,2306132793</text:p>
          </table:table-cell>
          <table:table-cell office:value-type="float" office:value="411.393816523061">
            <text:p>411,3938165231</text:p>
          </table:table-cell>
          <table:table-cell office:value-type="float" office:value="2576.62442980233">
            <text:p>2576,6244298023</text:p>
          </table:table-cell>
          <table:table-cell office:value-type="string">
            <text:p>BIAT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07/06/2022</text:p>
          </table:table-cell>
          <table:table-cell office:value-type="string">
            <text:p>Electricité</text:p>
          </table:table-cell>
          <table:table-cell office:value-type="string">
            <text:p>HONORAIRES DAF EXTERNE</text:p>
          </table:table-cell>
          <table:table-cell office:value-type="string">
            <text:p>ANG CONSULTING</text:p>
          </table:table-cell>
          <table:table-cell office:value-type="float" office:value="2200">
            <text:p>2200</text:p>
          </table:table-cell>
          <table:table-cell office:value-type="float" office:value="418">
            <text:p>418</text:p>
          </table:table-cell>
          <table:table-cell office:value-type="float" office:value="2618">
            <text:p>2618</text:p>
          </table:table-cell>
          <table:table-cell office:value-type="string">
            <text:p>ZITOUNA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07/06/2022</text:p>
          </table:table-cell>
          <table:table-cell office:value-type="string">
            <text:p>Génie Civil</text:p>
          </table:table-cell>
          <table:table-cell office:value-type="string">
            <text:p>LOYER</text:p>
          </table:table-cell>
          <table:table-cell office:value-type="string">
            <text:p>ENNASR IMMOBILIERE</text:p>
          </table:table-cell>
          <table:table-cell office:value-type="float" office:value="2832">
            <text:p>2832</text:p>
          </table:table-cell>
          <table:table-cell office:value-type="float" office:value="538.08">
            <text:p>538,08</text:p>
          </table:table-cell>
          <table:table-cell office:value-type="float" office:value="3370.08">
            <text:p>3370,08</text:p>
          </table:table-cell>
          <table:table-cell office:value-type="string">
            <text:p>ZITOUNA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07/06/2022</text:p>
          </table:table-cell>
          <table:table-cell office:value-type="string">
            <text:p>Génie Civil</text:p>
          </table:table-cell>
          <table:table-cell office:value-type="string">
            <text:p>internet + TELECOM</text:p>
          </table:table-cell>
          <table:table-cell office:value-type="string">
            <text:p>OOREDOO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1190">
            <text:p>1190</text:p>
          </table:table-cell>
          <table:table-cell office:value-type="string">
            <text:p>espece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07/06/2022</text:p>
          </table:table-cell>
          <table:table-cell office:value-type="string">
            <text:p>Génie Civil</text:p>
          </table:table-cell>
          <table:table-cell office:value-type="string">
            <text:p>internet + TELECOM</text:p>
          </table:table-cell>
          <table:table-cell office:value-type="string">
            <text:p>ORANGE</text:p>
          </table:table-cell>
          <table:table-cell office:value-type="float" office:value="900">
            <text:p>900</text:p>
          </table:table-cell>
          <table:table-cell office:value-type="float" office:value="171">
            <text:p>171</text:p>
          </table:table-cell>
          <table:table-cell office:value-type="float" office:value="1071">
            <text:p>1071</text:p>
          </table:table-cell>
          <table:table-cell office:value-type="string">
            <text:p>ZITOUNA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07/06/2022</text:p>
          </table:table-cell>
          <table:table-cell office:value-type="string">
            <text:p>Electricité</text:p>
          </table:table-cell>
          <table:table-cell office:value-type="string">
            <text:p>ELECTRICITE ET GAZ</text:p>
          </table:table-cell>
          <table:table-cell office:value-type="string">
            <text:p>STEG</text:p>
          </table:table-cell>
          <table:table-cell office:value-type="float" office:value="977.43680950156">
            <text:p>977,4368095016</text:p>
          </table:table-cell>
          <table:table-cell office:value-type="float" office:value="185.712993805296">
            <text:p>185,7129938053</text:p>
          </table:table-cell>
          <table:table-cell office:value-type="float" office:value="1163.14980330686">
            <text:p>1163,1498033069</text:p>
          </table:table-cell>
          <table:table-cell office:value-type="string">
            <text:p>ATTIJARI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12/06/2022</text:p>
          </table:table-cell>
          <table:table-cell office:value-type="string">
            <text:p>Electricité</text:p>
          </table:table-cell>
          <table:table-cell office:value-type="string">
            <text:p>CARBURANT</text:p>
          </table:table-cell>
          <table:table-cell office:value-type="string">
            <text:p>AGIL</text:p>
          </table:table-cell>
          <table:table-cell office:value-type="float" office:value="824.663674664683">
            <text:p>824,6636746647</text:p>
          </table:table-cell>
          <table:table-cell office:value-type="float" office:value="156.68609818629">
            <text:p>156,6860981863</text:p>
          </table:table-cell>
          <table:table-cell office:value-type="float" office:value="981.349772850972">
            <text:p>981,349772851</text:p>
          </table:table-cell>
          <table:table-cell office:value-type="string">
            <text:p>ATTIJARI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12/06/2022</text:p>
          </table:table-cell>
          <table:table-cell office:value-type="string">
            <text:p>Génie Civil</text:p>
          </table:table-cell>
          <table:table-cell office:value-type="string">
            <text:p>ACHATS PC </text:p>
          </table:table-cell>
          <table:table-cell office:value-type="string">
            <text:p>MYTEK</text:p>
          </table:table-cell>
          <table:table-cell office:value-type="float" office:value="3600">
            <text:p>3600</text:p>
          </table:table-cell>
          <table:table-cell office:value-type="float" office:value="684">
            <text:p>684</text:p>
          </table:table-cell>
          <table:table-cell office:value-type="float" office:value="4284">
            <text:p>4284</text:p>
          </table:table-cell>
          <table:table-cell office:value-type="string">
            <text:p>ATTIJARI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13/06/2022</text:p>
          </table:table-cell>
          <table:table-cell office:value-type="string">
            <text:p>Génie Civil</text:p>
          </table:table-cell>
          <table:table-cell office:value-type="string">
            <text:p>FOURNITURES BUREAUTIQUES</text:p>
          </table:table-cell>
          <table:table-cell office:value-type="string">
            <text:p>OFFICE MASTER</text:p>
          </table:table-cell>
          <table:table-cell office:value-type="float" office:value="1897.6178408515">
            <text:p>1897,6178408515</text:p>
          </table:table-cell>
          <table:table-cell office:value-type="float" office:value="360.547389761784">
            <text:p>360,5473897618</text:p>
          </table:table-cell>
          <table:table-cell office:value-type="float" office:value="2258.16523061328">
            <text:p>2258,1652306133</text:p>
          </table:table-cell>
          <table:table-cell office:value-type="string">
            <text:p>ATTIJARI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30/06/2022</text:p>
          </table:table-cell>
          <table:table-cell office:value-type="string">
            <text:p>Fluide</text:p>
          </table:table-cell>
          <table:table-cell office:value-type="string">
            <text:p>ENTRETIEN VOITURE</text:p>
          </table:table-cell>
          <table:table-cell office:value-type="string">
            <text:p>FIXNGO</text:p>
          </table:table-cell>
          <table:table-cell office:value-type="float" office:value="2902.06">
            <text:p>2902,06</text:p>
          </table:table-cell>
          <table:table-cell office:value-type="float" office:value="551.3914">
            <text:p>551,3914</text:p>
          </table:table-cell>
          <table:table-cell office:value-type="float" office:value="3453.4514">
            <text:p>3453,4514</text:p>
          </table:table-cell>
          <table:table-cell office:value-type="string">
            <text:p>espece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30/06/2022</text:p>
          </table:table-cell>
          <table:table-cell office:value-type="string">
            <text:p>Génie Civil</text:p>
          </table:table-cell>
          <table:table-cell office:value-type="string">
            <text:p>SERCICES INFORMATIQUES</text:p>
          </table:table-cell>
          <table:table-cell office:value-type="string">
            <text:p>SOFTSTREAM</text:p>
          </table:table-cell>
          <table:table-cell office:value-type="float" office:value="968.523002421308">
            <text:p>968,5230024213</text:p>
          </table:table-cell>
          <table:table-cell office:value-type="float" office:value="184.019370460048">
            <text:p>184,01937046</text:p>
          </table:table-cell>
          <table:table-cell office:value-type="float" office:value="1152.54237288136">
            <text:p>1152,5423728814</text:p>
          </table:table-cell>
          <table:table-cell office:value-type="string">
            <text:p>BIAT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07/07/2022</text:p>
          </table:table-cell>
          <table:table-cell office:value-type="string">
            <text:p>Fluide</text:p>
          </table:table-cell>
          <table:table-cell office:value-type="string">
            <text:p>SOUSTRAITANCE</text:p>
          </table:table-cell>
          <table:table-cell office:value-type="string">
            <text:p>AKILDUOS</text:p>
          </table:table-cell>
          <table:table-cell office:value-type="float" office:value="60988.4332281809">
            <text:p>60988,4332281809</text:p>
          </table:table-cell>
          <table:table-cell office:value-type="float" office:value="11587.8023133544">
            <text:p>11587,8023133544</text:p>
          </table:table-cell>
          <table:table-cell office:value-type="float" office:value="72576.2355415352">
            <text:p>72576,2355415352</text:p>
          </table:table-cell>
          <table:table-cell office:value-type="string">
            <text:p>ATTIJARI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07/07/2022</text:p>
          </table:table-cell>
          <table:table-cell office:value-type="string">
            <text:p>Electricité</text:p>
          </table:table-cell>
          <table:table-cell office:value-type="string">
            <text:p>HONORAIRES DAF EXTERNE</text:p>
          </table:table-cell>
          <table:table-cell office:value-type="string">
            <text:p>ANG CONSULTING</text:p>
          </table:table-cell>
          <table:table-cell office:value-type="float" office:value="2200">
            <text:p>2200</text:p>
          </table:table-cell>
          <table:table-cell office:value-type="float" office:value="418">
            <text:p>418</text:p>
          </table:table-cell>
          <table:table-cell office:value-type="float" office:value="2618">
            <text:p>2618</text:p>
          </table:table-cell>
          <table:table-cell office:value-type="string">
            <text:p>ZITOUNA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07/07/2022</text:p>
          </table:table-cell>
          <table:table-cell office:value-type="string">
            <text:p>Electricité</text:p>
          </table:table-cell>
          <table:table-cell office:value-type="string">
            <text:p>SOUSTRAITANCE</text:p>
          </table:table-cell>
          <table:table-cell office:value-type="string">
            <text:p>BIM-STAR</text:p>
          </table:table-cell>
          <table:table-cell office:value-type="float" office:value="62187">
            <text:p>62187</text:p>
          </table:table-cell>
          <table:table-cell office:value-type="float" office:value="11815.53">
            <text:p>11815,53</text:p>
          </table:table-cell>
          <table:table-cell office:value-type="float" office:value="74002.53">
            <text:p>74002,53</text:p>
          </table:table-cell>
          <table:table-cell office:value-type="string">
            <text:p>BIAT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07/07/2022</text:p>
          </table:table-cell>
          <table:table-cell office:value-type="string">
            <text:p>Electricité</text:p>
          </table:table-cell>
          <table:table-cell office:value-type="string">
            <text:p>LOYER</text:p>
          </table:table-cell>
          <table:table-cell office:value-type="string">
            <text:p>ENNASR IMMOBILIERE</text:p>
          </table:table-cell>
          <table:table-cell office:value-type="float" office:value="2832">
            <text:p>2832</text:p>
          </table:table-cell>
          <table:table-cell office:value-type="float" office:value="538.08">
            <text:p>538,08</text:p>
          </table:table-cell>
          <table:table-cell office:value-type="float" office:value="3370.08">
            <text:p>3370,08</text:p>
          </table:table-cell>
          <table:table-cell office:value-type="string">
            <text:p>ATTIJARI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07/07/2022</text:p>
          </table:table-cell>
          <table:table-cell office:value-type="string">
            <text:p>Fluide</text:p>
          </table:table-cell>
          <table:table-cell office:value-type="string">
            <text:p>FORMATION</text:p>
          </table:table-cell>
          <table:table-cell office:value-type="string">
            <text:p>GLOBAL INGENIERIE</text:p>
          </table:table-cell>
          <table:table-cell office:value-type="float" office:value="10000">
            <text:p>10000</text:p>
          </table:table-cell>
          <table:table-cell office:value-type="float" office:value="1900">
            <text:p>1900</text:p>
          </table:table-cell>
          <table:table-cell office:value-type="float" office:value="11900">
            <text:p>11900</text:p>
          </table:table-cell>
          <table:table-cell office:value-type="string">
            <text:p>espece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07/07/2022</text:p>
          </table:table-cell>
          <table:table-cell office:value-type="string">
            <text:p>Electricité</text:p>
          </table:table-cell>
          <table:table-cell office:value-type="string">
            <text:p>internet + TELECOM</text:p>
          </table:table-cell>
          <table:table-cell office:value-type="string">
            <text:p>OOREDOO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1190">
            <text:p>1190</text:p>
          </table:table-cell>
          <table:table-cell office:value-type="string">
            <text:p>espece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07/07/2022</text:p>
          </table:table-cell>
          <table:table-cell office:value-type="string">
            <text:p>Electricité</text:p>
          </table:table-cell>
          <table:table-cell office:value-type="string">
            <text:p>internet + TELECOM</text:p>
          </table:table-cell>
          <table:table-cell office:value-type="string">
            <text:p>ORANGE</text:p>
          </table:table-cell>
          <table:table-cell office:value-type="float" office:value="900">
            <text:p>900</text:p>
          </table:table-cell>
          <table:table-cell office:value-type="float" office:value="171">
            <text:p>171</text:p>
          </table:table-cell>
          <table:table-cell office:value-type="float" office:value="1071">
            <text:p>1071</text:p>
          </table:table-cell>
          <table:table-cell office:value-type="string">
            <text:p>ZITOUNA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07/07/2022</text:p>
          </table:table-cell>
          <table:table-cell office:value-type="string">
            <text:p>Fluide</text:p>
          </table:table-cell>
          <table:table-cell office:value-type="string">
            <text:p>ELECTRICITE ET GAZ</text:p>
          </table:table-cell>
          <table:table-cell office:value-type="string">
            <text:p>STEG</text:p>
          </table:table-cell>
          <table:table-cell office:value-type="float" office:value="944.277812109063">
            <text:p>944,2778121091</text:p>
          </table:table-cell>
          <table:table-cell office:value-type="float" office:value="179.412784300722">
            <text:p>179,4127843007</text:p>
          </table:table-cell>
          <table:table-cell office:value-type="float" office:value="1123.69059640979">
            <text:p>1123,6905964098</text:p>
          </table:table-cell>
          <table:table-cell office:value-type="string">
            <text:p>ATTIJARI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12/07/2022</text:p>
          </table:table-cell>
          <table:table-cell office:value-type="string">
            <text:p>Electricité</text:p>
          </table:table-cell>
          <table:table-cell office:value-type="string">
            <text:p>CARBURANT</text:p>
          </table:table-cell>
          <table:table-cell office:value-type="string">
            <text:p>AGIL</text:p>
          </table:table-cell>
          <table:table-cell office:value-type="float" office:value="549.775783109789">
            <text:p>549,7757831098</text:p>
          </table:table-cell>
          <table:table-cell office:value-type="float" office:value="104.45739879086">
            <text:p>104,4573987909</text:p>
          </table:table-cell>
          <table:table-cell office:value-type="float" office:value="654.233181900648">
            <text:p>654,2331819006</text:p>
          </table:table-cell>
          <table:table-cell office:value-type="string">
            <text:p>espece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15/07/2022</text:p>
          </table:table-cell>
          <table:table-cell office:value-type="string">
            <text:p>Electricité</text:p>
          </table:table-cell>
          <table:table-cell office:value-type="string">
            <text:p>SERCICES INFORMATIQUES</text:p>
          </table:table-cell>
          <table:table-cell office:value-type="string">
            <text:p>SOFTSTREAM</text:p>
          </table:table-cell>
          <table:table-cell office:value-type="float" office:value="1210.65375302663">
            <text:p>1210,6537530266</text:p>
          </table:table-cell>
          <table:table-cell office:value-type="float" office:value="230.024213075061">
            <text:p>230,0242130751</text:p>
          </table:table-cell>
          <table:table-cell office:value-type="float" office:value="1440.67796610169">
            <text:p>1440,6779661017</text:p>
          </table:table-cell>
          <table:table-cell office:value-type="string">
            <text:p>BIAT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16/07/2022</text:p>
          </table:table-cell>
          <table:table-cell office:value-type="string">
            <text:p>Electricité</text:p>
          </table:table-cell>
          <table:table-cell office:value-type="string">
            <text:p>FOURNITURES BUREAUTIQUES</text:p>
          </table:table-cell>
          <table:table-cell office:value-type="string">
            <text:p>OFFICE MASTER</text:p>
          </table:table-cell>
          <table:table-cell office:value-type="float" office:value="1400.91231626964">
            <text:p>1400,9123162696</text:p>
          </table:table-cell>
          <table:table-cell office:value-type="float" office:value="266.173340091232">
            <text:p>266,1733400912</text:p>
          </table:table-cell>
          <table:table-cell office:value-type="float" office:value="1667.08565636087">
            <text:p>1667,0856563609</text:p>
          </table:table-cell>
          <table:table-cell office:value-type="string">
            <text:p>ZITOUNA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/07/2022</text:p>
          </table:table-cell>
          <table:table-cell office:value-type="string">
            <text:p>Electricité</text:p>
          </table:table-cell>
          <table:table-cell office:value-type="string">
            <text:p>ACHATS PC </text:p>
          </table:table-cell>
          <table:table-cell office:value-type="string">
            <text:p>MYTEK</text:p>
          </table:table-cell>
          <table:table-cell office:value-type="float" office:value="3600">
            <text:p>3600</text:p>
          </table:table-cell>
          <table:table-cell office:value-type="float" office:value="684">
            <text:p>684</text:p>
          </table:table-cell>
          <table:table-cell office:value-type="float" office:value="4284">
            <text:p>4284</text:p>
          </table:table-cell>
          <table:table-cell office:value-type="string">
            <text:p>espece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05/08/2022</text:p>
          </table:table-cell>
          <table:table-cell office:value-type="string">
            <text:p>Fluide</text:p>
          </table:table-cell>
          <table:table-cell office:value-type="string">
            <text:p>FOURNITURES BUREAUTIQUES</text:p>
          </table:table-cell>
          <table:table-cell office:value-type="string">
            <text:p>OFFICE MASTER</text:p>
          </table:table-cell>
          <table:table-cell office:value-type="float" office:value="1685.75772934617">
            <text:p>1685,7577293462</text:p>
          </table:table-cell>
          <table:table-cell office:value-type="float" office:value="320.293968575773">
            <text:p>320,2939685758</text:p>
          </table:table-cell>
          <table:table-cell office:value-type="float" office:value="2006.05169792195">
            <text:p>2006,051697922</text:p>
          </table:table-cell>
          <table:table-cell office:value-type="string">
            <text:p>ATTIJARI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07/08/2022</text:p>
          </table:table-cell>
          <table:table-cell office:value-type="string">
            <text:p>Electricité</text:p>
          </table:table-cell>
          <table:table-cell office:value-type="string">
            <text:p>HONORAIRES DAF EXTERNE</text:p>
          </table:table-cell>
          <table:table-cell office:value-type="string">
            <text:p>ANG CONSULTING</text:p>
          </table:table-cell>
          <table:table-cell office:value-type="float" office:value="2200">
            <text:p>2200</text:p>
          </table:table-cell>
          <table:table-cell office:value-type="float" office:value="418">
            <text:p>418</text:p>
          </table:table-cell>
          <table:table-cell office:value-type="float" office:value="2618">
            <text:p>2618</text:p>
          </table:table-cell>
          <table:table-cell office:value-type="string">
            <text:p>ATTIJARI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07/08/2022</text:p>
          </table:table-cell>
          <table:table-cell office:value-type="string">
            <text:p>Fluide</text:p>
          </table:table-cell>
          <table:table-cell office:value-type="string">
            <text:p>LOYER</text:p>
          </table:table-cell>
          <table:table-cell office:value-type="string">
            <text:p>ENNASR IMMOBILIERE</text:p>
          </table:table-cell>
          <table:table-cell office:value-type="float" office:value="2832">
            <text:p>2832</text:p>
          </table:table-cell>
          <table:table-cell office:value-type="float" office:value="538.08">
            <text:p>538,08</text:p>
          </table:table-cell>
          <table:table-cell office:value-type="float" office:value="3370.08">
            <text:p>3370,08</text:p>
          </table:table-cell>
          <table:table-cell office:value-type="string">
            <text:p>espece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07/08/2022</text:p>
          </table:table-cell>
          <table:table-cell office:value-type="string">
            <text:p>Fluide</text:p>
          </table:table-cell>
          <table:table-cell office:value-type="string">
            <text:p>internet + TELECOM</text:p>
          </table:table-cell>
          <table:table-cell office:value-type="string">
            <text:p>OOREDOO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1190">
            <text:p>1190</text:p>
          </table:table-cell>
          <table:table-cell office:value-type="string">
            <text:p>BIAT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07/08/2022</text:p>
          </table:table-cell>
          <table:table-cell office:value-type="string">
            <text:p>Fluide</text:p>
          </table:table-cell>
          <table:table-cell office:value-type="string">
            <text:p>internet + TELECOM</text:p>
          </table:table-cell>
          <table:table-cell office:value-type="string">
            <text:p>ORANGE</text:p>
          </table:table-cell>
          <table:table-cell office:value-type="float" office:value="900">
            <text:p>900</text:p>
          </table:table-cell>
          <table:table-cell office:value-type="float" office:value="171">
            <text:p>171</text:p>
          </table:table-cell>
          <table:table-cell office:value-type="float" office:value="1071">
            <text:p>1071</text:p>
          </table:table-cell>
          <table:table-cell office:value-type="string">
            <text:p>ZITOUNA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07/08/2022</text:p>
          </table:table-cell>
          <table:table-cell office:value-type="string">
            <text:p>Génie Civil</text:p>
          </table:table-cell>
          <table:table-cell office:value-type="string">
            <text:p>ELECTRICITE ET GAZ</text:p>
          </table:table-cell>
          <table:table-cell office:value-type="string">
            <text:p>STEG</text:p>
          </table:table-cell>
          <table:table-cell office:value-type="float" office:value="1345.95384870454">
            <text:p>1345,9538487045</text:p>
          </table:table-cell>
          <table:table-cell office:value-type="float" office:value="255.731231253862">
            <text:p>255,7312312539</text:p>
          </table:table-cell>
          <table:table-cell office:value-type="float" office:value="1601.6850799584">
            <text:p>1601,6850799584</text:p>
          </table:table-cell>
          <table:table-cell office:value-type="string">
            <text:p>ATTIJARI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10/08/2022</text:p>
          </table:table-cell>
          <table:table-cell office:value-type="string">
            <text:p>Fluide</text:p>
          </table:table-cell>
          <table:table-cell office:value-type="string">
            <text:p>SERCICES INFORMATIQUES</text:p>
          </table:table-cell>
          <table:table-cell office:value-type="string">
            <text:p>SOFTSTREAM</text:p>
          </table:table-cell>
          <table:table-cell office:value-type="float" office:value="1259.0799031477">
            <text:p>1259,0799031477</text:p>
          </table:table-cell>
          <table:table-cell office:value-type="float" office:value="239.225181598063">
            <text:p>239,2251815981</text:p>
          </table:table-cell>
          <table:table-cell office:value-type="float" office:value="1498.30508474576">
            <text:p>1498,3050847458</text:p>
          </table:table-cell>
          <table:table-cell office:value-type="string">
            <text:p>BIAT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12/08/2022</text:p>
          </table:table-cell>
          <table:table-cell office:value-type="string">
            <text:p>Electricité</text:p>
          </table:table-cell>
          <table:table-cell office:value-type="string">
            <text:p>CARBURANT</text:p>
          </table:table-cell>
          <table:table-cell office:value-type="string">
            <text:p>AGIL</text:p>
          </table:table-cell>
          <table:table-cell office:value-type="float" office:value="824.663674664683">
            <text:p>824,6636746647</text:p>
          </table:table-cell>
          <table:table-cell office:value-type="float" office:value="156.68609818629">
            <text:p>156,6860981863</text:p>
          </table:table-cell>
          <table:table-cell office:value-type="float" office:value="981.349772850972">
            <text:p>981,349772851</text:p>
          </table:table-cell>
          <table:table-cell office:value-type="string">
            <text:p>ZITOUNA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12/08/2022</text:p>
          </table:table-cell>
          <table:table-cell office:value-type="string">
            <text:p>Génie Civil</text:p>
          </table:table-cell>
          <table:table-cell office:value-type="string">
            <text:p>FORMATION</text:p>
          </table:table-cell>
          <table:table-cell office:value-type="string">
            <text:p>GLOBAL INGENIERIE</text:p>
          </table:table-cell>
          <table:table-cell office:value-type="float" office:value="10000">
            <text:p>10000</text:p>
          </table:table-cell>
          <table:table-cell office:value-type="float" office:value="1900">
            <text:p>1900</text:p>
          </table:table-cell>
          <table:table-cell office:value-type="float" office:value="11900">
            <text:p>11900</text:p>
          </table:table-cell>
          <table:table-cell office:value-type="string">
            <text:p>espece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17/08/2022</text:p>
          </table:table-cell>
          <table:table-cell office:value-type="string">
            <text:p>Génie Civil</text:p>
          </table:table-cell>
          <table:table-cell office:value-type="string">
            <text:p>SERCICES INFORMATIQUES</text:p>
          </table:table-cell>
          <table:table-cell office:value-type="string">
            <text:p>SOFTSTREAM</text:p>
          </table:table-cell>
          <table:table-cell office:value-type="float" office:value="1210.65375302663">
            <text:p>1210,6537530266</text:p>
          </table:table-cell>
          <table:table-cell office:value-type="float" office:value="230.024213075061">
            <text:p>230,0242130751</text:p>
          </table:table-cell>
          <table:table-cell office:value-type="float" office:value="1440.67796610169">
            <text:p>1440,6779661017</text:p>
          </table:table-cell>
          <table:table-cell office:value-type="string">
            <text:p>ZITOUNA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21/08/2022</text:p>
          </table:table-cell>
          <table:table-cell office:value-type="string">
            <text:p>Génie Civil</text:p>
          </table:table-cell>
          <table:table-cell office:value-type="string">
            <text:p>FOURNITURES BUREAUTIQUES</text:p>
          </table:table-cell>
          <table:table-cell office:value-type="string">
            <text:p>OFFICE MASTER</text:p>
          </table:table-cell>
          <table:table-cell office:value-type="float" office:value="1572.22503801318">
            <text:p>1572,2250380132</text:p>
          </table:table-cell>
          <table:table-cell office:value-type="float" office:value="298.722757222504">
            <text:p>298,7227572225</text:p>
          </table:table-cell>
          <table:table-cell office:value-type="float" office:value="1870.94779523568">
            <text:p>1870,9477952357</text:p>
          </table:table-cell>
          <table:table-cell office:value-type="string">
            <text:p>espece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02/09/2022</text:p>
          </table:table-cell>
          <table:table-cell office:value-type="string">
            <text:p>Electricité</text:p>
          </table:table-cell>
          <table:table-cell office:value-type="string">
            <text:p>FOURNITURES BUREAUTIQUES</text:p>
          </table:table-cell>
          <table:table-cell office:value-type="string">
            <text:p>OFFICE MASTER</text:p>
          </table:table-cell>
          <table:table-cell office:value-type="float" office:value="1593.51241763811">
            <text:p>1593,5124176381</text:p>
          </table:table-cell>
          <table:table-cell office:value-type="float" office:value="302.767359351242">
            <text:p>302,7673593512</text:p>
          </table:table-cell>
          <table:table-cell office:value-type="float" office:value="1896.27977698936">
            <text:p>1896,2797769894</text:p>
          </table:table-cell>
          <table:table-cell office:value-type="string">
            <text:p>espece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07/09/2022</text:p>
          </table:table-cell>
          <table:table-cell office:value-type="string">
            <text:p>Electricité</text:p>
          </table:table-cell>
          <table:table-cell office:value-type="string">
            <text:p>HONORAIRES DAF EXTERNE</text:p>
          </table:table-cell>
          <table:table-cell office:value-type="string">
            <text:p>ANG CONSULTING</text:p>
          </table:table-cell>
          <table:table-cell office:value-type="float" office:value="2200">
            <text:p>2200</text:p>
          </table:table-cell>
          <table:table-cell office:value-type="float" office:value="418">
            <text:p>418</text:p>
          </table:table-cell>
          <table:table-cell office:value-type="float" office:value="2618">
            <text:p>2618</text:p>
          </table:table-cell>
          <table:table-cell office:value-type="string">
            <text:p>ATTIJARI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07/09/2022</text:p>
          </table:table-cell>
          <table:table-cell office:value-type="string">
            <text:p>Génie Civil</text:p>
          </table:table-cell>
          <table:table-cell office:value-type="string">
            <text:p>LOYER</text:p>
          </table:table-cell>
          <table:table-cell office:value-type="string">
            <text:p>ENNASR IMMOBILIERE</text:p>
          </table:table-cell>
          <table:table-cell office:value-type="float" office:value="2832">
            <text:p>2832</text:p>
          </table:table-cell>
          <table:table-cell office:value-type="float" office:value="538.08">
            <text:p>538,08</text:p>
          </table:table-cell>
          <table:table-cell office:value-type="float" office:value="3370.08">
            <text:p>3370,08</text:p>
          </table:table-cell>
          <table:table-cell office:value-type="string">
            <text:p>espece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07/09/2022</text:p>
          </table:table-cell>
          <table:table-cell office:value-type="string">
            <text:p>Génie Civil</text:p>
          </table:table-cell>
          <table:table-cell office:value-type="string">
            <text:p>internet + TELECOM</text:p>
          </table:table-cell>
          <table:table-cell office:value-type="string">
            <text:p>OOREDOO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1190">
            <text:p>1190</text:p>
          </table:table-cell>
          <table:table-cell office:value-type="string">
            <text:p>ATTIJARI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07/09/2022</text:p>
          </table:table-cell>
          <table:table-cell office:value-type="string">
            <text:p>Génie Civil</text:p>
          </table:table-cell>
          <table:table-cell office:value-type="string">
            <text:p>internet + TELECOM</text:p>
          </table:table-cell>
          <table:table-cell office:value-type="string">
            <text:p>ORANGE</text:p>
          </table:table-cell>
          <table:table-cell office:value-type="float" office:value="900">
            <text:p>900</text:p>
          </table:table-cell>
          <table:table-cell office:value-type="float" office:value="171">
            <text:p>171</text:p>
          </table:table-cell>
          <table:table-cell office:value-type="float" office:value="1071">
            <text:p>1071</text:p>
          </table:table-cell>
          <table:table-cell office:value-type="string">
            <text:p>ZITOUNA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07/09/2022</text:p>
          </table:table-cell>
          <table:table-cell office:value-type="string">
            <text:p>Electricité</text:p>
          </table:table-cell>
          <table:table-cell office:value-type="string">
            <text:p>ELECTRICITE ET GAZ</text:p>
          </table:table-cell>
          <table:table-cell office:value-type="string">
            <text:p>STEG</text:p>
          </table:table-cell>
          <table:table-cell office:value-type="float" office:value="1493.66210981657">
            <text:p>1493,6621098166</text:p>
          </table:table-cell>
          <table:table-cell office:value-type="float" office:value="283.795800865148">
            <text:p>283,7958008651</text:p>
          </table:table-cell>
          <table:table-cell office:value-type="float" office:value="1777.45791068172">
            <text:p>1777,4579106817</text:p>
          </table:table-cell>
          <table:table-cell office:value-type="string">
            <text:p>ATTIJARI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12/09/2022</text:p>
          </table:table-cell>
          <table:table-cell office:value-type="string">
            <text:p>Génie Civil</text:p>
          </table:table-cell>
          <table:table-cell office:value-type="string">
            <text:p>CARBURANT</text:p>
          </table:table-cell>
          <table:table-cell office:value-type="string">
            <text:p>AGIL</text:p>
          </table:table-cell>
          <table:table-cell office:value-type="float" office:value="824.663674664683">
            <text:p>824,6636746647</text:p>
          </table:table-cell>
          <table:table-cell office:value-type="float" office:value="156.68609818629">
            <text:p>156,6860981863</text:p>
          </table:table-cell>
          <table:table-cell office:value-type="float" office:value="981.349772850972">
            <text:p>981,349772851</text:p>
          </table:table-cell>
          <table:table-cell office:value-type="string">
            <text:p>BIAT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12/09/2022</text:p>
          </table:table-cell>
          <table:table-cell office:value-type="string">
            <text:p>Electricité</text:p>
          </table:table-cell>
          <table:table-cell office:value-type="string">
            <text:p>SERCICES INFORMATIQUES</text:p>
          </table:table-cell>
          <table:table-cell office:value-type="string">
            <text:p>SOFTSTREAM</text:p>
          </table:table-cell>
          <table:table-cell office:value-type="float" office:value="1210.65375302663">
            <text:p>1210,6537530266</text:p>
          </table:table-cell>
          <table:table-cell office:value-type="float" office:value="230.024213075061">
            <text:p>230,0242130751</text:p>
          </table:table-cell>
          <table:table-cell office:value-type="float" office:value="1440.67796610169">
            <text:p>1440,6779661017</text:p>
          </table:table-cell>
          <table:table-cell office:value-type="string">
            <text:p>ZITOUNA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17/09/2022</text:p>
          </table:table-cell>
          <table:table-cell office:value-type="string">
            <text:p>Electricité</text:p>
          </table:table-cell>
          <table:table-cell office:value-type="string">
            <text:p>FORMATION</text:p>
          </table:table-cell>
          <table:table-cell office:value-type="string">
            <text:p>GLOBAL INGENIERIE</text:p>
          </table:table-cell>
          <table:table-cell office:value-type="float" office:value="10000">
            <text:p>10000</text:p>
          </table:table-cell>
          <table:table-cell office:value-type="float" office:value="1900">
            <text:p>1900</text:p>
          </table:table-cell>
          <table:table-cell office:value-type="float" office:value="11900">
            <text:p>11900</text:p>
          </table:table-cell>
          <table:table-cell office:value-type="string">
            <text:p>BIAT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18/09/2022</text:p>
          </table:table-cell>
          <table:table-cell office:value-type="string">
            <text:p>Fluide</text:p>
          </table:table-cell>
          <table:table-cell office:value-type="string">
            <text:p>FOURNITURES BUREAUTIQUES</text:p>
          </table:table-cell>
          <table:table-cell office:value-type="string">
            <text:p>OFFICE MASTER</text:p>
          </table:table-cell>
          <table:table-cell office:value-type="float" office:value="1836.79675620882">
            <text:p>1836,7967562088</text:p>
          </table:table-cell>
          <table:table-cell office:value-type="float" office:value="348.991383679676">
            <text:p>348,9913836797</text:p>
          </table:table-cell>
          <table:table-cell office:value-type="float" office:value="2185.78813988849">
            <text:p>2185,7881398885</text:p>
          </table:table-cell>
          <table:table-cell office:value-type="string">
            <text:p>BIAT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19/09/2022</text:p>
          </table:table-cell>
          <table:table-cell office:value-type="string">
            <text:p>Fluide</text:p>
          </table:table-cell>
          <table:table-cell office:value-type="string">
            <text:p>SERCICES INFORMATIQUES</text:p>
          </table:table-cell>
          <table:table-cell office:value-type="string">
            <text:p>SOFTSTREAM</text:p>
          </table:table-cell>
          <table:table-cell office:value-type="float" office:value="871.670702179177">
            <text:p>871,6707021792</text:p>
          </table:table-cell>
          <table:table-cell office:value-type="float" office:value="165.617433414044">
            <text:p>165,617433414</text:p>
          </table:table-cell>
          <table:table-cell office:value-type="float" office:value="1037.28813559322">
            <text:p>1037,2881355932</text:p>
          </table:table-cell>
          <table:table-cell office:value-type="string">
            <text:p>ZITOUNA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05/10/2022</text:p>
          </table:table-cell>
          <table:table-cell office:value-type="string">
            <text:p>Génie Civil</text:p>
          </table:table-cell>
          <table:table-cell office:value-type="string">
            <text:p>FOURNITURES BUREAUTIQUES</text:p>
          </table:table-cell>
          <table:table-cell office:value-type="string">
            <text:p>OFFICE MASTER</text:p>
          </table:table-cell>
          <table:table-cell office:value-type="float" office:value="2117.58743030917">
            <text:p>2117,5874303092</text:p>
          </table:table-cell>
          <table:table-cell office:value-type="float" office:value="402.341611758743">
            <text:p>402,3416117587</text:p>
          </table:table-cell>
          <table:table-cell office:value-type="float" office:value="2519.92904206792">
            <text:p>2519,9290420679</text:p>
          </table:table-cell>
          <table:table-cell office:value-type="string">
            <text:p>ATTIJARI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07/10/2022</text:p>
          </table:table-cell>
          <table:table-cell office:value-type="string">
            <text:p>Fluide</text:p>
          </table:table-cell>
          <table:table-cell office:value-type="string">
            <text:p>SOUSTRAITANCE</text:p>
          </table:table-cell>
          <table:table-cell office:value-type="string">
            <text:p>AKILDUOS</text:p>
          </table:table-cell>
          <table:table-cell office:value-type="float" office:value="60988.4332281809">
            <text:p>60988,4332281809</text:p>
          </table:table-cell>
          <table:table-cell office:value-type="float" office:value="11587.8023133544">
            <text:p>11587,8023133544</text:p>
          </table:table-cell>
          <table:table-cell office:value-type="float" office:value="72576.2355415352">
            <text:p>72576,2355415352</text:p>
          </table:table-cell>
          <table:table-cell office:value-type="string">
            <text:p>espece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07/10/2022</text:p>
          </table:table-cell>
          <table:table-cell office:value-type="string">
            <text:p>Génie Civil</text:p>
          </table:table-cell>
          <table:table-cell office:value-type="string">
            <text:p>HONORAIRES DAF EXTERNE</text:p>
          </table:table-cell>
          <table:table-cell office:value-type="string">
            <text:p>ANG CONSULTING</text:p>
          </table:table-cell>
          <table:table-cell office:value-type="float" office:value="2200">
            <text:p>2200</text:p>
          </table:table-cell>
          <table:table-cell office:value-type="float" office:value="418">
            <text:p>418</text:p>
          </table:table-cell>
          <table:table-cell office:value-type="float" office:value="2618">
            <text:p>2618</text:p>
          </table:table-cell>
          <table:table-cell office:value-type="string">
            <text:p>espece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07/10/2022</text:p>
          </table:table-cell>
          <table:table-cell office:value-type="string">
            <text:p>Electricité</text:p>
          </table:table-cell>
          <table:table-cell office:value-type="string">
            <text:p>SOUSTRAITANCE</text:p>
          </table:table-cell>
          <table:table-cell office:value-type="string">
            <text:p>BIM-STAR</text:p>
          </table:table-cell>
          <table:table-cell office:value-type="float" office:value="80325">
            <text:p>80325</text:p>
          </table:table-cell>
          <table:table-cell office:value-type="float" office:value="15261.75">
            <text:p>15261,75</text:p>
          </table:table-cell>
          <table:table-cell office:value-type="float" office:value="95586.75">
            <text:p>95586,75</text:p>
          </table:table-cell>
          <table:table-cell office:value-type="string">
            <text:p>ZITOUNA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07/10/2022</text:p>
          </table:table-cell>
          <table:table-cell office:value-type="string">
            <text:p>Electricité</text:p>
          </table:table-cell>
          <table:table-cell office:value-type="string">
            <text:p>LOYER</text:p>
          </table:table-cell>
          <table:table-cell office:value-type="string">
            <text:p>ENNASR IMMOBILIERE</text:p>
          </table:table-cell>
          <table:table-cell office:value-type="float" office:value="2832">
            <text:p>2832</text:p>
          </table:table-cell>
          <table:table-cell office:value-type="float" office:value="538.08">
            <text:p>538,08</text:p>
          </table:table-cell>
          <table:table-cell office:value-type="float" office:value="3370.08">
            <text:p>3370,08</text:p>
          </table:table-cell>
          <table:table-cell office:value-type="string">
            <text:p>BIAT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07/10/2022</text:p>
          </table:table-cell>
          <table:table-cell office:value-type="string">
            <text:p>Electricité</text:p>
          </table:table-cell>
          <table:table-cell office:value-type="string">
            <text:p>internet + TELECOM</text:p>
          </table:table-cell>
          <table:table-cell office:value-type="string">
            <text:p>OOREDOO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1190">
            <text:p>1190</text:p>
          </table:table-cell>
          <table:table-cell office:value-type="string">
            <text:p>ZITOUNA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07/10/2022</text:p>
          </table:table-cell>
          <table:table-cell office:value-type="string">
            <text:p>Electricité</text:p>
          </table:table-cell>
          <table:table-cell office:value-type="string">
            <text:p>internet + TELECOM</text:p>
          </table:table-cell>
          <table:table-cell office:value-type="string">
            <text:p>ORANGE</text:p>
          </table:table-cell>
          <table:table-cell office:value-type="float" office:value="900">
            <text:p>900</text:p>
          </table:table-cell>
          <table:table-cell office:value-type="float" office:value="171">
            <text:p>171</text:p>
          </table:table-cell>
          <table:table-cell office:value-type="float" office:value="1071">
            <text:p>1071</text:p>
          </table:table-cell>
          <table:table-cell office:value-type="string">
            <text:p>ZITOUNA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07/10/2022</text:p>
          </table:table-cell>
          <table:table-cell office:value-type="string">
            <text:p>Fluide</text:p>
          </table:table-cell>
          <table:table-cell office:value-type="string">
            <text:p>ELECTRICITE ET GAZ</text:p>
          </table:table-cell>
          <table:table-cell office:value-type="string">
            <text:p>STEG</text:p>
          </table:table-cell>
          <table:table-cell office:value-type="float" office:value="1168.10104450842">
            <text:p>1168,1010445084</text:p>
          </table:table-cell>
          <table:table-cell office:value-type="float" office:value="221.939198456599">
            <text:p>221,9391984566</text:p>
          </table:table-cell>
          <table:table-cell office:value-type="float" office:value="1390.04024296502">
            <text:p>1390,040242965</text:p>
          </table:table-cell>
          <table:table-cell office:value-type="string">
            <text:p>ATTIJARI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12/10/2022</text:p>
          </table:table-cell>
          <table:table-cell office:value-type="string">
            <text:p>Génie Civil</text:p>
          </table:table-cell>
          <table:table-cell office:value-type="string">
            <text:p>CARBURANT</text:p>
          </table:table-cell>
          <table:table-cell office:value-type="string">
            <text:p>AGIL</text:p>
          </table:table-cell>
          <table:table-cell office:value-type="float" office:value="825.579967636532">
            <text:p>825,5799676365</text:p>
          </table:table-cell>
          <table:table-cell office:value-type="float" office:value="156.860193850941">
            <text:p>156,8601938509</text:p>
          </table:table-cell>
          <table:table-cell office:value-type="float" office:value="982.440161487473">
            <text:p>982,4401614875</text:p>
          </table:table-cell>
          <table:table-cell office:value-type="string">
            <text:p>ATTIJARI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18/10/2022</text:p>
          </table:table-cell>
          <table:table-cell office:value-type="string">
            <text:p>Génie Civil</text:p>
          </table:table-cell>
          <table:table-cell office:value-type="string">
            <text:p>ENTRETIEN VOITURE</text:p>
          </table:table-cell>
          <table:table-cell office:value-type="string">
            <text:p>FIXNGO</text:p>
          </table:table-cell>
          <table:table-cell office:value-type="float" office:value="621.87">
            <text:p>621,87</text:p>
          </table:table-cell>
          <table:table-cell office:value-type="float" office:value="118.1553">
            <text:p>118,1553</text:p>
          </table:table-cell>
          <table:table-cell office:value-type="float" office:value="740.0253">
            <text:p>740,0253</text:p>
          </table:table-cell>
          <table:table-cell office:value-type="string">
            <text:p>espece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23/10/2022</text:p>
          </table:table-cell>
          <table:table-cell office:value-type="string">
            <text:p>Electricité</text:p>
          </table:table-cell>
          <table:table-cell office:value-type="string">
            <text:p>FOURNITURES BUREAUTIQUES</text:p>
          </table:table-cell>
          <table:table-cell office:value-type="string">
            <text:p>OFFICE MASTER</text:p>
          </table:table-cell>
          <table:table-cell office:value-type="float" office:value="1334.0091231627">
            <text:p>1334,0091231627</text:p>
          </table:table-cell>
          <table:table-cell office:value-type="float" office:value="253.461733400912">
            <text:p>253,4617334009</text:p>
          </table:table-cell>
          <table:table-cell office:value-type="float" office:value="1587.47085656361">
            <text:p>1587,4708565636</text:p>
          </table:table-cell>
          <table:table-cell office:value-type="string">
            <text:p>ZITOUNA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28/10/2022</text:p>
          </table:table-cell>
          <table:table-cell office:value-type="string">
            <text:p>Fluide</text:p>
          </table:table-cell>
          <table:table-cell office:value-type="string">
            <text:p>FOURNITURES BUREAUTIQUES</text:p>
          </table:table-cell>
          <table:table-cell office:value-type="string">
            <text:p>OFFICE MASTER</text:p>
          </table:table-cell>
          <table:table-cell office:value-type="float" office:value="1762.79776989356">
            <text:p>1762,7977698936</text:p>
          </table:table-cell>
          <table:table-cell office:value-type="float" office:value="334.931576279777">
            <text:p>334,9315762798</text:p>
          </table:table-cell>
          <table:table-cell office:value-type="float" office:value="2097.72934617334">
            <text:p>2097,7293461733</text:p>
          </table:table-cell>
          <table:table-cell office:value-type="string">
            <text:p>ATTIJARI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07/11/2022</text:p>
          </table:table-cell>
          <table:table-cell office:value-type="string">
            <text:p>Génie Civil</text:p>
          </table:table-cell>
          <table:table-cell office:value-type="string">
            <text:p>HONORAIRES DAF EXTERNE</text:p>
          </table:table-cell>
          <table:table-cell office:value-type="string">
            <text:p>ANG CONSULTING</text:p>
          </table:table-cell>
          <table:table-cell office:value-type="float" office:value="2200">
            <text:p>2200</text:p>
          </table:table-cell>
          <table:table-cell office:value-type="float" office:value="418">
            <text:p>418</text:p>
          </table:table-cell>
          <table:table-cell office:value-type="float" office:value="2618">
            <text:p>2618</text:p>
          </table:table-cell>
          <table:table-cell office:value-type="string">
            <text:p>BIAT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07/11/2022</text:p>
          </table:table-cell>
          <table:table-cell office:value-type="string">
            <text:p>Fluide</text:p>
          </table:table-cell>
          <table:table-cell office:value-type="string">
            <text:p>LOYER</text:p>
          </table:table-cell>
          <table:table-cell office:value-type="string">
            <text:p>ENNASR IMMOBILIERE</text:p>
          </table:table-cell>
          <table:table-cell office:value-type="float" office:value="2832">
            <text:p>2832</text:p>
          </table:table-cell>
          <table:table-cell office:value-type="float" office:value="538.08">
            <text:p>538,08</text:p>
          </table:table-cell>
          <table:table-cell office:value-type="float" office:value="3370.08">
            <text:p>3370,08</text:p>
          </table:table-cell>
          <table:table-cell office:value-type="string">
            <text:p>ATTIJARI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07/11/2022</text:p>
          </table:table-cell>
          <table:table-cell office:value-type="string">
            <text:p>Fluide</text:p>
          </table:table-cell>
          <table:table-cell office:value-type="string">
            <text:p>internet + TELECOM</text:p>
          </table:table-cell>
          <table:table-cell office:value-type="string">
            <text:p>OOREDOO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1190">
            <text:p>1190</text:p>
          </table:table-cell>
          <table:table-cell office:value-type="string">
            <text:p>BIAT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07/11/2022</text:p>
          </table:table-cell>
          <table:table-cell office:value-type="string">
            <text:p>Fluide</text:p>
          </table:table-cell>
          <table:table-cell office:value-type="string">
            <text:p>internet + TELECOM</text:p>
          </table:table-cell>
          <table:table-cell office:value-type="string">
            <text:p>ORANGE</text:p>
          </table:table-cell>
          <table:table-cell office:value-type="float" office:value="900">
            <text:p>900</text:p>
          </table:table-cell>
          <table:table-cell office:value-type="float" office:value="171">
            <text:p>171</text:p>
          </table:table-cell>
          <table:table-cell office:value-type="float" office:value="1071">
            <text:p>1071</text:p>
          </table:table-cell>
          <table:table-cell office:value-type="string">
            <text:p>ZITOUNA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07/11/2022</text:p>
          </table:table-cell>
          <table:table-cell office:value-type="string">
            <text:p>Génie Civil</text:p>
          </table:table-cell>
          <table:table-cell office:value-type="string">
            <text:p>ELECTRICITE ET GAZ</text:p>
          </table:table-cell>
          <table:table-cell office:value-type="string">
            <text:p>STEG</text:p>
          </table:table-cell>
          <table:table-cell office:value-type="float" office:value="1043.75480428655">
            <text:p>1043,7548042866</text:p>
          </table:table-cell>
          <table:table-cell office:value-type="float" office:value="198.313412814445">
            <text:p>198,3134128144</text:p>
          </table:table-cell>
          <table:table-cell office:value-type="float" office:value="1242.068217101">
            <text:p>1242,068217101</text:p>
          </table:table-cell>
          <table:table-cell office:value-type="string">
            <text:p>ATTIJARI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12/11/2022</text:p>
          </table:table-cell>
          <table:table-cell office:value-type="string">
            <text:p>Génie Civil</text:p>
          </table:table-cell>
          <table:table-cell office:value-type="string">
            <text:p>CARBURANT</text:p>
          </table:table-cell>
          <table:table-cell office:value-type="string">
            <text:p>AGIL</text:p>
          </table:table-cell>
          <table:table-cell office:value-type="float" office:value="826.496260608382">
            <text:p>826,4962606084</text:p>
          </table:table-cell>
          <table:table-cell office:value-type="float" office:value="157.034289515593">
            <text:p>157,0342895156</text:p>
          </table:table-cell>
          <table:table-cell office:value-type="float" office:value="983.530550123975">
            <text:p>983,530550124</text:p>
          </table:table-cell>
          <table:table-cell office:value-type="string">
            <text:p>espece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17/11/2022</text:p>
          </table:table-cell>
          <table:table-cell office:value-type="string">
            <text:p>Fluide</text:p>
          </table:table-cell>
          <table:table-cell office:value-type="string">
            <text:p>ACHATS PC </text:p>
          </table:table-cell>
          <table:table-cell office:value-type="string">
            <text:p>MYTEK</text:p>
          </table:table-cell>
          <table:table-cell office:value-type="float" office:value="3600">
            <text:p>3600</text:p>
          </table:table-cell>
          <table:table-cell office:value-type="float" office:value="684">
            <text:p>684</text:p>
          </table:table-cell>
          <table:table-cell office:value-type="float" office:value="4284">
            <text:p>4284</text:p>
          </table:table-cell>
          <table:table-cell office:value-type="string">
            <text:p>espece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23/11/2022</text:p>
          </table:table-cell>
          <table:table-cell office:value-type="string">
            <text:p>Génie Civil</text:p>
          </table:table-cell>
          <table:table-cell office:value-type="string">
            <text:p>FOURNITURES BUREAUTIQUES</text:p>
          </table:table-cell>
          <table:table-cell office:value-type="string">
            <text:p>OFFICE MASTER</text:p>
          </table:table-cell>
          <table:table-cell office:value-type="float" office:value="1519.51343132286">
            <text:p>1519,5134313229</text:p>
          </table:table-cell>
          <table:table-cell office:value-type="float" office:value="288.707551951343">
            <text:p>288,7075519513</text:p>
          </table:table-cell>
          <table:table-cell office:value-type="float" office:value="1808.2209832742">
            <text:p>1808,2209832742</text:p>
          </table:table-cell>
          <table:table-cell office:value-type="string">
            <text:p>espece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07/12/2022</text:p>
          </table:table-cell>
          <table:table-cell office:value-type="string">
            <text:p>Génie Civil</text:p>
          </table:table-cell>
          <table:table-cell office:value-type="string">
            <text:p>HONORAIRES DAF EXTERNE</text:p>
          </table:table-cell>
          <table:table-cell office:value-type="string">
            <text:p>ANG CONSULTING</text:p>
          </table:table-cell>
          <table:table-cell office:value-type="float" office:value="2200">
            <text:p>2200</text:p>
          </table:table-cell>
          <table:table-cell office:value-type="float" office:value="418">
            <text:p>418</text:p>
          </table:table-cell>
          <table:table-cell office:value-type="float" office:value="2618">
            <text:p>2618</text:p>
          </table:table-cell>
          <table:table-cell office:value-type="string">
            <text:p>ZITOUNA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07/12/2022</text:p>
          </table:table-cell>
          <table:table-cell office:value-type="string">
            <text:p>Génie Civil</text:p>
          </table:table-cell>
          <table:table-cell office:value-type="string">
            <text:p>LOYER</text:p>
          </table:table-cell>
          <table:table-cell office:value-type="string">
            <text:p>ENNASR IMMOBILIERE</text:p>
          </table:table-cell>
          <table:table-cell office:value-type="float" office:value="2832">
            <text:p>2832</text:p>
          </table:table-cell>
          <table:table-cell office:value-type="float" office:value="538.08">
            <text:p>538,08</text:p>
          </table:table-cell>
          <table:table-cell office:value-type="float" office:value="3370.08">
            <text:p>3370,08</text:p>
          </table:table-cell>
          <table:table-cell office:value-type="string">
            <text:p>ZITOUNA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07/12/2022</text:p>
          </table:table-cell>
          <table:table-cell office:value-type="string">
            <text:p>Génie Civil</text:p>
          </table:table-cell>
          <table:table-cell office:value-type="string">
            <text:p>internet + TELECOM</text:p>
          </table:table-cell>
          <table:table-cell office:value-type="string">
            <text:p>OOREDOO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1190">
            <text:p>1190</text:p>
          </table:table-cell>
          <table:table-cell office:value-type="string">
            <text:p>BIAT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07/12/2022</text:p>
          </table:table-cell>
          <table:table-cell office:value-type="string">
            <text:p>Génie Civil</text:p>
          </table:table-cell>
          <table:table-cell office:value-type="string">
            <text:p>internet + TELECOM</text:p>
          </table:table-cell>
          <table:table-cell office:value-type="string">
            <text:p>ORANGE</text:p>
          </table:table-cell>
          <table:table-cell office:value-type="float" office:value="900">
            <text:p>900</text:p>
          </table:table-cell>
          <table:table-cell office:value-type="float" office:value="171">
            <text:p>171</text:p>
          </table:table-cell>
          <table:table-cell office:value-type="float" office:value="1071">
            <text:p>1071</text:p>
          </table:table-cell>
          <table:table-cell office:value-type="string">
            <text:p>ZITOUNA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07/12/2022</text:p>
          </table:table-cell>
          <table:table-cell office:value-type="string">
            <text:p>Electricité</text:p>
          </table:table-cell>
          <table:table-cell office:value-type="string">
            <text:p>ELECTRICITE ET GAZ</text:p>
          </table:table-cell>
          <table:table-cell office:value-type="string">
            <text:p>STEG</text:p>
          </table:table-cell>
          <table:table-cell office:value-type="float" office:value="1120.62338915098">
            <text:p>1120,623389151</text:p>
          </table:table-cell>
          <table:table-cell office:value-type="float" office:value="212.918443938686">
            <text:p>212,9184439387</text:p>
          </table:table-cell>
          <table:table-cell office:value-type="float" office:value="1333.54183308967">
            <text:p>1333,5418330897</text:p>
          </table:table-cell>
          <table:table-cell office:value-type="string">
            <text:p>ATTIJARI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10/12/2022</text:p>
          </table:table-cell>
          <table:table-cell office:value-type="string">
            <text:p>Electricité</text:p>
          </table:table-cell>
          <table:table-cell office:value-type="string">
            <text:p>FOURNITURES BUREAUTIQUES</text:p>
          </table:table-cell>
          <table:table-cell office:value-type="string">
            <text:p>OFFICE MASTER</text:p>
          </table:table-cell>
          <table:table-cell office:value-type="float" office:value="1741.51039026863">
            <text:p>1741,5103902686</text:p>
          </table:table-cell>
          <table:table-cell office:value-type="float" office:value="330.886974151039">
            <text:p>330,886974151</text:p>
          </table:table-cell>
          <table:table-cell office:value-type="float" office:value="2072.39736441967">
            <text:p>2072,3973644197</text:p>
          </table:table-cell>
          <table:table-cell office:value-type="string">
            <text:p>espece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12/12/2022</text:p>
          </table:table-cell>
          <table:table-cell office:value-type="string">
            <text:p>Génie Civil</text:p>
          </table:table-cell>
          <table:table-cell office:value-type="string">
            <text:p>CARBURANT</text:p>
          </table:table-cell>
          <table:table-cell office:value-type="string">
            <text:p>AGIL</text:p>
          </table:table-cell>
          <table:table-cell office:value-type="float" office:value="827.412553580232">
            <text:p>827,4125535802</text:p>
          </table:table-cell>
          <table:table-cell office:value-type="float" office:value="157.208385180244">
            <text:p>157,2083851802</text:p>
          </table:table-cell>
          <table:table-cell office:value-type="float" office:value="984.620938760476">
            <text:p>984,6209387605</text:p>
          </table:table-cell>
          <table:table-cell office:value-type="string">
            <text:p>ZITOUNA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07/01/2023</text:p>
          </table:table-cell>
          <table:table-cell office:value-type="string">
            <text:p>Fluide</text:p>
          </table:table-cell>
          <table:table-cell office:value-type="string">
            <text:p>SOUSTRAITANCE</text:p>
          </table:table-cell>
          <table:table-cell office:value-type="string">
            <text:p>AKILDUOS</text:p>
          </table:table-cell>
          <table:table-cell office:value-type="float" office:value="24950">
            <text:p>24950</text:p>
          </table:table-cell>
          <table:table-cell office:value-type="float" office:value="4740.5">
            <text:p>4740,5</text:p>
          </table:table-cell>
          <table:table-cell office:value-type="float" office:value="29690.5">
            <text:p>29690,5</text:p>
          </table:table-cell>
          <table:table-cell office:value-type="string">
            <text:p>ZITOUNA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07/01/2023</text:p>
          </table:table-cell>
          <table:table-cell office:value-type="string">
            <text:p>Génie Civil</text:p>
          </table:table-cell>
          <table:table-cell office:value-type="string">
            <text:p>HONORAIRES DAF EXTERNE</text:p>
          </table:table-cell>
          <table:table-cell office:value-type="string">
            <text:p>ANG CONSULTING</text:p>
          </table:table-cell>
          <table:table-cell office:value-type="float" office:value="2200">
            <text:p>2200</text:p>
          </table:table-cell>
          <table:table-cell office:value-type="float" office:value="418">
            <text:p>418</text:p>
          </table:table-cell>
          <table:table-cell office:value-type="float" office:value="2618">
            <text:p>2618</text:p>
          </table:table-cell>
          <table:table-cell office:value-type="string">
            <text:p>ZITOUNA TN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07/01/2023</text:p>
          </table:table-cell>
          <table:table-cell office:value-type="string">
            <text:p>Electricité</text:p>
          </table:table-cell>
          <table:table-cell office:value-type="string">
            <text:p>SOUSTRAITANCE</text:p>
          </table:table-cell>
          <table:table-cell office:value-type="string">
            <text:p>BIM-STAR</text:p>
          </table:table-cell>
          <table:table-cell office:value-type="float" office:value="29350">
            <text:p>29350</text:p>
          </table:table-cell>
          <table:table-cell office:value-type="float" office:value="5576.5">
            <text:p>5576,5</text:p>
          </table:table-cell>
          <table:table-cell office:value-type="float" office:value="34926.5">
            <text:p>34926,5</text:p>
          </table:table-cell>
          <table:table-cell office:value-type="string">
            <text:p>ATTIJARI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07/01/2023</text:p>
          </table:table-cell>
          <table:table-cell office:value-type="string">
            <text:p>Electricité</text:p>
          </table:table-cell>
          <table:table-cell office:value-type="string">
            <text:p>LOYER</text:p>
          </table:table-cell>
          <table:table-cell office:value-type="string">
            <text:p>ENNASR IMMOBILIERE</text:p>
          </table:table-cell>
          <table:table-cell office:value-type="float" office:value="2832">
            <text:p>2832</text:p>
          </table:table-cell>
          <table:table-cell office:value-type="float" office:value="538.08">
            <text:p>538,08</text:p>
          </table:table-cell>
          <table:table-cell office:value-type="float" office:value="3370.08">
            <text:p>3370,08</text:p>
          </table:table-cell>
          <table:table-cell office:value-type="string">
            <text:p>ATTIJARI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07/01/2023</text:p>
          </table:table-cell>
          <table:table-cell office:value-type="string">
            <text:p>Electricité</text:p>
          </table:table-cell>
          <table:table-cell office:value-type="string">
            <text:p>internet + TELECOM</text:p>
          </table:table-cell>
          <table:table-cell office:value-type="string">
            <text:p>OOREDOO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1190">
            <text:p>1190</text:p>
          </table:table-cell>
          <table:table-cell office:value-type="string">
            <text:p>ZITOUNA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07/01/2023</text:p>
          </table:table-cell>
          <table:table-cell office:value-type="string">
            <text:p>Electricité</text:p>
          </table:table-cell>
          <table:table-cell office:value-type="string">
            <text:p>internet + TELECOM</text:p>
          </table:table-cell>
          <table:table-cell office:value-type="string">
            <text:p>ORANGE</text:p>
          </table:table-cell>
          <table:table-cell office:value-type="float" office:value="900">
            <text:p>900</text:p>
          </table:table-cell>
          <table:table-cell office:value-type="float" office:value="171">
            <text:p>171</text:p>
          </table:table-cell>
          <table:table-cell office:value-type="float" office:value="1071">
            <text:p>1071</text:p>
          </table:table-cell>
          <table:table-cell office:value-type="string">
            <text:p>ZITOUNA TND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07/01/2023</text:p>
          </table:table-cell>
          <table:table-cell office:value-type="string">
            <text:p>Fluide</text:p>
          </table:table-cell>
          <table:table-cell office:value-type="string">
            <text:p>ELECTRICITE ET GAZ</text:p>
          </table:table-cell>
          <table:table-cell office:value-type="string">
            <text:p>STEG</text:p>
          </table:table-cell>
          <table:table-cell office:value-type="float" office:value="1095.0005275295">
            <text:p>1095,0005275295</text:p>
          </table:table-cell>
          <table:table-cell office:value-type="float" office:value="208.050100230606">
            <text:p>208,0501002306</text:p>
          </table:table-cell>
          <table:table-cell office:value-type="float" office:value="1303.05062776011">
            <text:p>1303,0506277601</text:p>
          </table:table-cell>
          <table:table-cell office:value-type="string">
            <text:p>ATTIJARI TN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10">10/09/2025</text:date>, <text:time>12:1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9-10T12:18:05.30</dc:date>
    <dc:creator>chaffar seif allah</dc:creator>
    <meta:document-statistic meta:table-count="1" meta:cell-count="1380" meta:object-count="0"/>
    <meta:generator>OpenOffice/4.1.12$Win32 OpenOffice.org_project/4112m1$Build-9809</meta:generator>
  </office:meta>
</office:document-meta>
</file>